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Times New Roman1" svg:font-family="'Times New Roman'"/>
    <style:font-face style:name="TimesNewRoman" svg:font-family="TimesNewRoman" style:font-family-generic="roman"/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OpenSymbol1" svg:font-family="OpenSymbol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6931in" table:align="left" style:writing-mode="lr-tb"/>
    </style:style>
    <style:style style:name="Table1.A" style:family="table-column">
      <style:table-column-properties style:column-width="1.584in"/>
    </style:style>
    <style:style style:name="Table1.B" style:family="table-column">
      <style:table-column-properties style:column-width="5.109in"/>
    </style:style>
    <style:style style:name="Table1.A1" style:family="table-cell">
      <style:table-cell-properties style:vertical-align="middle" fo:background-color="#d9d9d9" fo:padding-left="0.0299in" fo:padding-right="0.0299in" fo:padding-top="0in" fo:padding-bottom="0.0201in" fo:border="0.05pt solid #000000">
        <style:background-image/>
      </style:table-cell-properties>
    </style:style>
    <style:style style:name="Table1.B1" style:family="table-cell">
      <style:table-cell-properties style:vertical-align="middle" fo:background-color="#efefef" fo:padding-left="0in" fo:padding-right="0.0299in" fo:padding-top="0in" fo:padding-bottom="0.0201in" fo:border-left="none" fo:border-right="0.05pt solid #000000" fo:border-top="0.05pt solid #000000" fo:border-bottom="0.05pt solid #000000">
        <style:background-image/>
      </style:table-cell-properties>
    </style:style>
    <style:style style:name="Table1.A2" style:family="table-cell">
      <style:table-cell-properties style:vertical-align="middle" fo:background-color="#d9d9d9" fo:padding-left="0.0299in" fo:padding-right="0.0299in" fo:padding-top="0in" fo:padding-bottom="0.0201in" fo:border-left="0.05pt solid #000000" fo:border-right="0.05pt solid #000000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efefef" fo:padding-left="0in" fo:padding-right="0.0299in" fo:padding-top="0in" fo:padding-bottom="0.0201in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margin-left="0in" fo:margin-right="0.25in" fo:text-indent="0in" style:auto-text-indent="false"/>
    </style:style>
    <style:style style:name="P2" style:family="paragraph" style:parent-style-name="Standard_20__28_user_29_">
      <style:paragraph-properties fo:margin-top="0in" fo:margin-bottom="0in" loext:contextual-spacing="false" fo:line-height="100%" fo:text-align="end" style:justify-single-word="false"/>
      <style:text-properties officeooo:paragraph-rsid="000a0808"/>
    </style:style>
    <style:style style:name="P3" style:family="paragraph" style:parent-style-name="Standard_20__28_user_29_">
      <style:paragraph-properties fo:margin-top="0in" fo:margin-bottom="0in" loext:contextual-spacing="false" fo:line-height="100%" fo:text-align="end" style:justify-single-word="false"/>
      <style:text-properties fo:color="#000000" style:font-name="Times New Roman" fo:font-size="14pt" officeooo:paragraph-rsid="000a0808" style:font-name-asian="Times New Roman2" style:font-size-asian="14pt" style:font-name-complex="Times New Roman2" style:font-size-complex="14pt"/>
    </style:style>
    <style:style style:name="P4" style:family="paragraph" style:parent-style-name="Standard_20__28_user_29_">
      <style:paragraph-properties fo:margin-top="0in" fo:margin-bottom="0in" loext:contextual-spacing="false" fo:line-height="100%" fo:text-align="center" style:justify-single-word="false"/>
      <style:text-properties fo:color="#000000" style:font-name="Times New Roman" fo:font-size="14pt" officeooo:paragraph-rsid="000a0808" style:font-name-asian="Times New Roman2" style:font-size-asian="14pt" style:font-name-complex="Times New Roman2" style:font-size-complex="14pt"/>
    </style:style>
    <style:style style:name="P5" style:family="paragraph" style:parent-style-name="Standard_20__28_user_29_">
      <style:paragraph-properties fo:margin-top="0in" fo:margin-bottom="0in" loext:contextual-spacing="false"/>
      <style:text-properties style:font-name="Times New Roman" fo:font-size="14pt" style:font-size-asian="14pt" style:font-name-complex="Times New Roman2" style:font-size-complex="14pt"/>
    </style:style>
    <style:style style:name="P6" style:family="paragraph" style:parent-style-name="Standard_20__28_user_29_">
      <style:paragraph-properties fo:margin-top="0in" fo:margin-bottom="0in" loext:contextual-spacing="false" fo:line-height="150%">
        <style:tab-stops>
          <style:tab-stop style:position="2.4673in"/>
        </style:tab-stops>
      </style:paragraph-properties>
      <style:text-properties style:font-name="Times New Roman" fo:font-size="14pt" fo:font-weight="bold" officeooo:paragraph-rsid="000a0808" style:font-size-asian="14pt" style:font-weight-asian="bold" style:font-name-complex="Times New Roman2" style:font-size-complex="14pt"/>
    </style:style>
    <style:style style:name="P7" style:family="paragraph" style:parent-style-name="Standard_20__28_user_29_">
      <style:paragraph-properties fo:margin-top="0in" fo:margin-bottom="0in" loext:contextual-spacing="false" fo:line-height="150%" fo:text-align="center" style:justify-single-word="false">
        <style:tab-stops>
          <style:tab-stop style:position="2.4673in"/>
        </style:tab-stops>
      </style:paragraph-properties>
      <style:text-properties style:font-name="Times New Roman" fo:font-size="14pt" fo:font-weight="bold" officeooo:paragraph-rsid="000a0808" style:font-size-asian="14pt" style:font-weight-asian="bold" style:font-name-complex="Times New Roman2" style:font-size-complex="14pt"/>
    </style:style>
    <style:style style:name="P8" style:family="paragraph" style:parent-style-name="Standard_20__28_user_29_">
      <style:paragraph-properties fo:margin-top="0in" fo:margin-bottom="0in" loext:contextual-spacing="false" fo:line-height="150%" fo:text-align="center" style:justify-single-word="false">
        <style:tab-stops>
          <style:tab-stop style:position="2.4673in"/>
        </style:tab-stops>
      </style:paragraph-properties>
      <style:text-properties style:font-name="Times New Roman" fo:font-size="14pt" fo:font-weight="bold" officeooo:paragraph-rsid="000b6ecf" style:font-size-asian="14pt" style:font-weight-asian="bold" style:font-name-complex="Times New Roman2" style:font-size-complex="14pt"/>
    </style:style>
    <style:style style:name="P9" style:family="paragraph" style:parent-style-name="Standard_20__28_user_29_">
      <style:paragraph-properties fo:margin-top="0in" fo:margin-bottom="0in" loext:contextual-spacing="false"/>
      <style:text-properties style:font-name="Times New Roman" fo:font-size="10pt" style:font-size-asian="10pt" style:font-name-complex="Times New Roman2" style:font-size-complex="10pt"/>
    </style:style>
    <style:style style:name="P10" style:family="paragraph" style:parent-style-name="Standard">
      <style:paragraph-properties fo:margin-top="0in" fo:margin-bottom="0in" loext:contextual-spacing="false" fo:line-height="150%">
        <style:tab-stops>
          <style:tab-stop style:position="2.4673in"/>
        </style:tab-stops>
      </style:paragraph-properties>
      <style:text-properties style:font-name="Times New Roman" fo:font-size="14pt" fo:font-weight="normal" officeooo:rsid="002e32b0" officeooo:paragraph-rsid="000c98ee" style:font-size-asian="14pt" style:font-weight-asian="normal" style:font-name-complex="Times New Roman2" style:font-size-complex="14pt" style:font-weight-complex="normal"/>
    </style:style>
    <style:style style:name="P11" style:family="paragraph" style:parent-style-name="Standard_20__28_user_29_">
      <style:paragraph-properties fo:margin-left="3.9335in" fo:margin-right="0in" fo:margin-top="0in" fo:margin-bottom="0in" loext:contextual-spacing="false" fo:line-height="100%" fo:text-align="end" style:justify-single-word="false" fo:text-indent="0.4917in" style:auto-text-indent="false"/>
      <style:text-properties officeooo:paragraph-rsid="000a0808"/>
    </style:style>
    <style:style style:name="P12" style:family="paragraph" style:parent-style-name="Standard_20__28_user_29_">
      <style:paragraph-properties fo:margin-left="3.9335in" fo:margin-right="0in" fo:margin-top="0in" fo:margin-bottom="0in" loext:contextual-spacing="false" fo:line-height="100%" fo:text-align="end" style:justify-single-word="false" fo:text-indent="0.4917in" style:auto-text-indent="false"/>
      <style:text-properties fo:color="#000000" style:font-name="Times New Roman" fo:font-size="14pt" officeooo:paragraph-rsid="000a0808" style:font-name-asian="Times New Roman2" style:font-size-asian="14pt" style:font-name-complex="Times New Roman2" style:font-size-complex="14pt"/>
    </style:style>
    <style:style style:name="P13" style:family="paragraph" style:parent-style-name="Standard">
      <style:paragraph-properties fo:margin-left="-0.5909in" fo:margin-right="0in" fo:margin-top="0in" fo:margin-bottom="0in" loext:contextual-spacing="false" fo:line-height="150%" fo:text-indent="0.7425in" style:auto-text-indent="false">
        <style:tab-stops>
          <style:tab-stop style:position="2.4673in"/>
        </style:tab-stops>
      </style:paragraph-properties>
      <style:text-properties style:font-name="Times New Roman" fo:font-size="14pt" officeooo:paragraph-rsid="000a0808" style:font-size-asian="14pt" style:font-name-complex="Times New Roman2" style:font-size-complex="14pt"/>
    </style:style>
    <style:style style:name="P14" style:family="paragraph" style:parent-style-name="Standard">
      <style:paragraph-properties fo:margin-left="-0.5909in" fo:margin-right="0in" fo:margin-top="0in" fo:margin-bottom="0in" loext:contextual-spacing="false" fo:line-height="150%" fo:text-align="justify" style:justify-single-word="false" fo:text-indent="0.7425in" style:auto-text-indent="false">
        <style:tab-stops>
          <style:tab-stop style:position="2.4673in"/>
        </style:tab-stops>
      </style:paragraph-properties>
      <style:text-properties style:font-name="Times New Roman" fo:font-size="14pt" fo:font-weight="bold" officeooo:paragraph-rsid="000a0808" style:font-size-asian="14pt" style:font-weight-asian="bold" style:font-name-complex="Times New Roman2" style:font-size-complex="14pt"/>
    </style:style>
    <style:style style:name="P15" style:family="paragraph" style:parent-style-name="Standard_20__28_user_29_">
      <style:paragraph-properties fo:text-align="center" style:justify-single-word="false"/>
      <style:text-properties style:font-name="Times New Roman" fo:font-size="14pt" officeooo:paragraph-rsid="000a0808" style:font-size-asian="14pt" style:font-name-complex="Times New Roman2" style:font-size-complex="14pt"/>
    </style:style>
    <style:style style:name="P16" style:family="paragraph" style:parent-style-name="Standard_20__28_user_29_">
      <style:text-properties style:font-name="Times New Roman" fo:font-size="14pt" officeooo:paragraph-rsid="000a0808" style:font-size-asian="14pt" style:font-name-complex="Times New Roman2" style:font-size-complex="14pt"/>
    </style:style>
    <style:style style:name="P17" style:family="paragraph" style:parent-style-name="Standard_20__28_user_29_">
      <style:paragraph-properties fo:text-align="center" style:justify-single-word="false"/>
      <style:text-properties style:font-name="Times New Roman" fo:font-size="14pt" fo:font-weight="bold" officeooo:paragraph-rsid="000a0808" style:font-size-asian="14pt" style:font-weight-asian="bold" style:font-name-complex="Times New Roman2" style:font-size-complex="14pt" style:font-weight-complex="bold"/>
    </style:style>
    <style:style style:name="P18" style:family="paragraph" style:parent-style-name="Standard_20__28_user_29_">
      <style:paragraph-properties fo:text-align="center" style:justify-single-word="false"/>
      <style:text-properties style:font-name="Times New Roman" fo:font-size="14pt" fo:font-weight="bold" officeooo:paragraph-rsid="000a0808" style:font-size-asian="14pt" style:font-weight-asian="bold" style:font-name-complex="Times New Roman2" style:font-size-complex="14pt"/>
    </style:style>
    <style:style style:name="P19" style:family="paragraph" style:parent-style-name="Standard_20__28_user_29_">
      <style:text-properties style:font-name="Times New Roman" fo:font-size="14pt" fo:font-weight="bold" officeooo:paragraph-rsid="000a0808" style:font-size-asian="14pt" style:font-weight-asian="bold" style:font-name-complex="Times New Roman2" style:font-size-complex="14pt"/>
    </style:style>
    <style:style style:name="P20" style:family="paragraph" style:parent-style-name="Standard_20__28_user_29_">
      <style:text-properties style:font-name="Times New Roman" fo:font-size="14pt" fo:font-weight="normal" style:font-size-asian="14pt" style:font-weight-asian="normal" style:font-name-complex="Times New Roman2" style:font-size-complex="14pt" style:font-weight-complex="normal"/>
    </style:style>
    <style:style style:name="P21" style:family="paragraph" style:parent-style-name="Standard_20__28_user_29_">
      <style:text-properties style:font-name="Times New Roman" fo:font-size="14pt" fo:font-weight="normal" officeooo:paragraph-rsid="000a0808" style:font-size-asian="14pt" style:font-weight-asian="normal" style:font-name-complex="Times New Roman2" style:font-size-complex="14pt" style:font-weight-complex="normal"/>
    </style:style>
    <style:style style:name="P22" style:family="paragraph" style:parent-style-name="Standard_20__28_user_29_">
      <style:text-properties style:font-name="Times New Roman" fo:font-size="14pt" fo:font-weight="normal" officeooo:paragraph-rsid="000c98ee" style:font-size-asian="14pt" style:font-weight-asian="normal" style:font-name-complex="Times New Roman2" style:font-size-complex="14pt" style:font-weight-complex="normal"/>
    </style:style>
    <style:style style:name="P23" style:family="paragraph" style:parent-style-name="Standard_20__28_user_29_">
      <style:text-properties style:font-name="Times New Roman" fo:font-size="14pt" fo:font-weight="normal" officeooo:paragraph-rsid="000cf8f1" style:font-size-asian="14pt" style:font-weight-asian="normal" style:font-name-complex="Times New Roman2" style:font-size-complex="14pt" style:font-weight-complex="normal"/>
    </style:style>
    <style:style style:name="P24" style:family="paragraph" style:parent-style-name="Standard_20__28_user_29_">
      <style:paragraph-properties fo:text-align="center" style:justify-single-word="false"/>
      <style:text-properties style:font-name="Times New Roman" fo:font-size="14pt" fo:font-weight="normal" officeooo:paragraph-rsid="000eedc6" style:font-size-asian="14pt" style:font-weight-asian="normal" style:font-name-complex="Times New Roman2" style:font-size-complex="14pt" style:font-weight-complex="normal"/>
    </style:style>
    <style:style style:name="P25" style:family="paragraph" style:parent-style-name="Standard_20__28_user_29_">
      <style:paragraph-properties fo:text-align="start" style:justify-single-word="false"/>
      <style:text-properties style:font-name="Times New Roman" fo:font-size="14pt" fo:font-weight="normal" officeooo:paragraph-rsid="000eedc6" style:font-size-asian="14pt" style:font-weight-asian="normal" style:font-name-complex="Times New Roman2" style:font-size-complex="14pt" style:font-weight-complex="normal"/>
    </style:style>
    <style:style style:name="P26" style:family="paragraph" style:parent-style-name="Standard_20__28_user_29_">
      <style:paragraph-properties fo:text-align="center" style:justify-single-word="false"/>
      <style:text-properties style:font-name="Times New Roman" fo:font-size="18pt" fo:font-weight="bold" officeooo:paragraph-rsid="000a0808" style:font-size-asian="18pt" style:font-weight-asian="bold" style:font-name-complex="Times New Roman2" style:font-size-complex="18pt"/>
    </style:style>
    <style:style style:name="P27" style:family="paragraph" style:parent-style-name="Standard_20__28_user_29_">
      <style:text-properties style:font-name="Times New Roman" fo:font-size="18pt" fo:font-weight="bold" officeooo:paragraph-rsid="000a0808" style:font-size-asian="18pt" style:font-weight-asian="bold" style:font-name-complex="Times New Roman2" style:font-size-complex="18pt"/>
    </style:style>
    <style:style style:name="P28" style:family="paragraph" style:parent-style-name="Standard_20__28_user_29_">
      <style:paragraph-properties fo:text-align="center" style:justify-single-word="false"/>
      <style:text-properties officeooo:paragraph-rsid="000a0808"/>
    </style:style>
    <style:style style:name="P29" style:family="paragraph" style:parent-style-name="Standard_20__28_user_29_">
      <style:text-properties officeooo:paragraph-rsid="000a0808"/>
    </style:style>
    <style:style style:name="P30" style:family="paragraph" style:parent-style-name="Standard_20__28_user_29_">
      <style:paragraph-properties fo:margin-top="0in" fo:margin-bottom="0.111in" loext:contextual-spacing="false" fo:line-height="150%"/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31" style:family="paragraph" style:parent-style-name="Standard_20__28_user_29_">
      <style:paragraph-properties fo:margin-top="0in" fo:margin-bottom="0.111in" loext:contextual-spacing="false"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32" style:family="paragraph" style:parent-style-name="Standard">
      <style:paragraph-properties fo:margin-top="0in" fo:margin-bottom="0.111in" loext:contextual-spacing="false" fo:line-height="100%" fo:text-align="justify" style:justify-single-word="false"/>
      <style:text-properties fo:font-size="14pt" officeooo:paragraph-rsid="0010a528" style:font-size-asian="14pt" style:font-size-complex="14pt"/>
    </style:style>
    <style:style style:name="P33" style:family="paragraph" style:parent-style-name="Standard">
      <style:text-properties style:font-name="TimesNewRoman" fo:font-size="14pt" fo:font-weight="normal" officeooo:rsid="0032d2a2" officeooo:paragraph-rsid="000b6ecf" style:font-size-asian="14pt" style:font-weight-asian="normal" style:font-size-complex="14pt" style:font-weight-complex="normal"/>
    </style:style>
    <style:style style:name="P34" style:family="paragraph" style:parent-style-name="Standard">
      <style:text-properties style:font-name="TimesNewRoman" fo:font-size="14pt" fo:font-weight="normal" officeooo:rsid="002c272f" officeooo:paragraph-rsid="000b6ecf" style:font-size-asian="14pt" style:font-weight-asian="normal" style:font-size-complex="14pt" style:font-weight-complex="normal"/>
    </style:style>
    <style:style style:name="P35" style:family="paragraph" style:parent-style-name="Standard">
      <style:text-properties style:font-name="TimesNewRoman" fo:font-size="14pt" fo:font-weight="normal" officeooo:rsid="002e32b0" officeooo:paragraph-rsid="000c98ee" style:font-size-asian="14pt" style:font-weight-asian="normal" style:font-size-complex="14pt" style:font-weight-complex="normal"/>
    </style:style>
    <style:style style:name="P36" style:family="paragraph" style:parent-style-name="Table_20_Contents">
      <style:text-properties fo:color="#000000" style:font-name="Times New Roman1" fo:font-size="12pt" fo:font-weight="normal" officeooo:rsid="003360a4" officeooo:paragraph-rsid="000c98ee" style:font-weight-asian="normal" style:font-weight-complex="normal"/>
    </style:style>
    <style:style style:name="P37" style:family="paragraph" style:parent-style-name="Table_20_Contents">
      <style:text-properties fo:color="#000000" style:font-name="Times New Roman1" fo:font-size="12pt" fo:font-weight="normal" officeooo:rsid="003360a4" officeooo:paragraph-rsid="000c98ee"/>
    </style:style>
    <style:style style:name="P38" style:family="paragraph" style:parent-style-name="Table_20_Contents">
      <style:text-properties fo:color="#000000" style:font-name="Times New Roman1" fo:font-size="12pt" fo:font-weight="normal" officeooo:rsid="00338375" officeooo:paragraph-rsid="000c98ee"/>
    </style:style>
    <style:style style:name="P39" style:family="paragraph" style:parent-style-name="List_20_Paragraph" style:list-style-name="WWNum12">
      <style:text-properties style:font-name="Times New Roman" fo:font-size="14pt" officeooo:paragraph-rsid="000a0808" style:font-size-asian="14pt" style:font-name-complex="Times New Roman2" style:font-size-complex="14pt"/>
    </style:style>
    <style:style style:name="P40" style:family="paragraph" style:parent-style-name="List_20_Paragraph" style:list-style-name="WWNum13">
      <style:text-properties style:font-name="Times New Roman" fo:font-size="14pt" officeooo:paragraph-rsid="000a0808" style:font-size-asian="14pt" style:font-name-complex="Times New Roman2" style:font-size-complex="14pt"/>
    </style:style>
    <style:style style:name="P41" style:family="paragraph" style:parent-style-name="List_20_Paragraph" style:list-style-name="WWNum14">
      <style:text-properties style:font-name="Times New Roman" fo:font-size="14pt" officeooo:paragraph-rsid="000a0808" style:font-size-asian="14pt" style:font-name-complex="Times New Roman2" style:font-size-complex="14pt"/>
    </style:style>
    <style:style style:name="P42" style:family="paragraph" style:parent-style-name="List_20_Paragraph" style:list-style-name="WWNum16">
      <style:text-properties style:font-name="Times New Roman" fo:font-size="14pt" officeooo:paragraph-rsid="000a0808" style:font-size-asian="14pt" style:font-name-complex="Times New Roman2" style:font-size-complex="14pt"/>
    </style:style>
    <style:style style:name="P43" style:family="paragraph" style:parent-style-name="List_20_Paragraph" style:list-style-name="WWNum16">
      <style:text-properties style:font-name="Times New Roman" fo:font-size="14pt" officeooo:paragraph-rsid="000eedc6" style:font-size-asian="14pt" style:font-name-complex="Times New Roman2" style:font-size-complex="14pt"/>
    </style:style>
    <style:style style:name="P44" style:family="paragraph" style:parent-style-name="List_20_Paragraph" style:list-style-name="WWNum18">
      <style:text-properties style:font-name="Times New Roman" fo:font-size="14pt" officeooo:paragraph-rsid="000a0808" style:font-size-asian="14pt" style:font-name-complex="Times New Roman2" style:font-size-complex="14pt"/>
    </style:style>
    <style:style style:name="P45" style:family="paragraph" style:parent-style-name="List_20_Paragraph" style:list-style-name="WWNum2">
      <style:paragraph-properties fo:margin-top="0in" fo:margin-bottom="0in" loext:contextual-spacing="true" fo:line-height="150%">
        <style:tab-stops>
          <style:tab-stop style:position="2.4673in"/>
        </style:tab-stops>
      </style:paragraph-properties>
      <style:text-properties fo:font-size="14pt" officeooo:paragraph-rsid="000a0808" style:font-size-asian="14pt" style:font-size-complex="14pt"/>
    </style:style>
    <style:style style:name="P46" style:family="paragraph" style:parent-style-name="List_20_Paragraph" style:list-style-name="WWNum2">
      <style:paragraph-properties fo:margin-top="0in" fo:margin-bottom="0in" loext:contextual-spacing="true" fo:line-height="150%">
        <style:tab-stops>
          <style:tab-stop style:position="2.4673in"/>
        </style:tab-stops>
      </style:paragraph-properties>
      <style:text-properties style:font-name="Times New Roman" fo:font-size="14pt" officeooo:rsid="000c98ee" officeooo:paragraph-rsid="000c98ee" style:font-size-asian="14pt" style:font-name-complex="Times New Roman2" style:font-size-complex="14pt"/>
    </style:style>
    <style:style style:name="P47" style:family="paragraph" style:parent-style-name="List_20_Paragraph">
      <style:paragraph-properties fo:margin-left="0in" fo:margin-right="0in" fo:margin-top="0in" fo:margin-bottom="0in" loext:contextual-spacing="true" fo:line-height="150%" fo:text-indent="0in" style:auto-text-indent="false">
        <style:tab-stops>
          <style:tab-stop style:position="2.4673in"/>
        </style:tab-stops>
      </style:paragraph-properties>
      <style:text-properties style:font-name="Times New Roman" fo:font-size="14pt" officeooo:paragraph-rsid="000a0808" style:font-size-asian="14pt" style:font-name-complex="Times New Roman2" style:font-size-complex="14pt"/>
    </style:style>
    <style:style style:name="P48" style:family="paragraph" style:parent-style-name="Standard" style:list-style-name="">
      <style:paragraph-properties fo:margin-left="0in" fo:margin-right="0in" fo:margin-top="0.139in" fo:margin-bottom="0in" loext:contextual-spacing="false" fo:line-height="105%" fo:keep-together="always" fo:text-indent="0in" style:auto-text-indent="false" fo:keep-with-next="always" style:vertical-align="baseline"/>
      <style:text-properties fo:color="#000000" style:font-name="Times New Roman" fo:font-size="14pt" fo:font-weight="bold" officeooo:paragraph-rsid="000a0808" style:letter-kerning="true" style:font-name-asian="SimSun" style:font-size-asian="14pt" style:language-asian="en" style:country-asian="US" style:font-weight-asian="bold" style:font-name-complex="Times New Roman2" style:font-size-complex="14pt" style:font-weight-complex="bold"/>
    </style:style>
    <style:style style:name="P49" style:family="paragraph" style:parent-style-name="Standard" style:list-style-name="">
      <style:paragraph-properties fo:margin-left="0in" fo:margin-right="0in" fo:margin-top="0.139in" fo:margin-bottom="0in" loext:contextual-spacing="false" fo:line-height="105%" fo:keep-together="always" fo:text-indent="0in" style:auto-text-indent="false" fo:keep-with-next="always" style:vertical-align="baseline"/>
      <style:text-properties style:font-name="Times New Roman" fo:font-size="14pt" fo:font-weight="bold" officeooo:paragraph-rsid="000a0808" style:letter-kerning="true" style:font-name-asian="SimSun" style:font-size-asian="14pt" style:language-asian="en" style:country-asian="US" style:font-weight-asian="bold" style:font-name-complex="Times New Roman2" style:font-size-complex="14pt" style:font-weight-complex="bold"/>
    </style:style>
    <style:style style:name="P50" style:family="paragraph" style:parent-style-name="Standard" style:list-style-name="L3"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>
        <style:tab-stops>
          <style:tab-stop style:position="2.3689in"/>
        </style:tab-stops>
      </style:paragraph-properties>
      <style:text-properties style:font-name="Times New Roman" officeooo:paragraph-rsid="000b6ecf" style:font-name-complex="Times New Roman2"/>
    </style:style>
    <style:style style:name="P51" style:family="paragraph" style:parent-style-name="Standard" style:list-style-name="L1">
      <style:text-properties style:font-name="TimesNewRoman" fo:font-size="14pt" fo:font-weight="normal" officeooo:rsid="0032d2a2" officeooo:paragraph-rsid="000b6ecf" style:font-size-asian="14pt" style:font-weight-asian="normal" style:font-size-complex="14pt" style:font-weight-complex="normal"/>
    </style:style>
    <style:style style:name="P52" style:family="paragraph" style:parent-style-name="Standard" style:list-style-name="L2">
      <style:text-properties style:font-name="TimesNewRoman" fo:font-size="14pt" fo:font-weight="normal" officeooo:rsid="002c272f" officeooo:paragraph-rsid="000b6ecf" style:font-size-asian="14pt" style:font-weight-asian="normal" style:font-size-complex="14pt" style:font-weight-complex="normal"/>
    </style:style>
    <style:style style:name="P53" style:family="paragraph" style:parent-style-name="Standard" style:list-style-name="L3">
      <style:text-properties style:font-name="TimesNewRoman" fo:font-size="14pt" fo:font-weight="normal" officeooo:rsid="002c272f" officeooo:paragraph-rsid="000b6ecf" style:font-size-asian="14pt" style:font-weight-asian="normal" style:font-size-complex="14pt" style:font-weight-complex="normal"/>
    </style:style>
    <style:style style:name="P54" style:family="paragraph" style:parent-style-name="Standard" style:list-style-name="L1">
      <style:paragraph-properties fo:line-height="105%" style:vertical-align="baseline"/>
      <style:text-properties style:font-name="TimesNewRoman" fo:font-size="14pt" fo:font-weight="normal" officeooo:rsid="0032d2a2" officeooo:paragraph-rsid="000b6ecf" style:letter-kerning="true" style:font-name-asian="SimSun" style:font-size-asian="14pt" style:language-asian="en" style:country-asian="US" style:font-weight-asian="normal" style:font-name-complex="Times New Roman2" style:font-size-complex="14pt" style:font-weight-complex="normal"/>
    </style:style>
    <style:style style:name="P55" style:family="paragraph" style:parent-style-name="Standard">
      <style:text-properties style:font-name="Times New Roman" fo:font-size="14pt" fo:font-weight="normal" style:font-size-asian="14pt" style:font-weight-asian="normal" style:font-name-complex="Times New Roman2" style:font-size-complex="14pt" style:font-weight-complex="normal"/>
    </style:style>
    <style:style style:name="P56" style:family="paragraph" style:parent-style-name="Standard">
      <style:text-properties style:font-name="Times New Roman" fo:font-size="14pt" fo:font-weight="normal" officeooo:paragraph-rsid="000c98ee" style:font-size-asian="14pt" style:font-weight-asian="normal" style:font-name-complex="Times New Roman2" style:font-size-complex="14pt" style:font-weight-complex="normal"/>
    </style:style>
    <style:style style:name="P57" style:family="paragraph" style:parent-style-name="Standard">
      <style:text-properties style:font-name="Times New Roman" fo:font-size="14pt" fo:font-weight="normal" officeooo:paragraph-rsid="000a0808" style:font-size-asian="14pt" style:font-weight-asian="normal" style:font-name-complex="Times New Roman2" style:font-size-complex="14pt" style:font-weight-complex="normal"/>
    </style:style>
    <style:style style:name="P58" style:family="paragraph" style:parent-style-name="Standard" style:list-style-name="L3">
      <style:paragraph-properties fo:margin-top="0in" fo:margin-bottom="0in" loext:contextual-spacing="false" fo:line-height="100%" style:vertical-align="baseline"/>
      <style:text-properties fo:color="#000000" style:font-name="TimesNewRoman" fo:font-size="14pt" officeooo:paragraph-rsid="000b6ecf" style:letter-kerning="true" style:font-name-asian="Times New Roman2" style:font-size-asian="14pt" style:font-name-complex="Times New Roman2" style:font-size-complex="14pt"/>
    </style:style>
    <style:style style:name="P59" style:family="paragraph" style:parent-style-name="Standard" style:list-style-name="L3">
      <style:paragraph-properties fo:margin-top="0in" fo:margin-bottom="0in" loext:contextual-spacing="false" fo:line-height="100%" style:vertical-align="baseline"/>
      <style:text-properties fo:color="#000000" style:font-name="Times New Roman" fo:font-size="14pt" fo:font-weight="normal" officeooo:rsid="002c272f" officeooo:paragraph-rsid="000b6ecf" style:letter-kerning="true" style:font-name-asian="Times New Roman2" style:font-size-asian="14pt" style:font-weight-asian="normal" style:font-name-complex="Times New Roman2" style:font-size-complex="14pt" style:font-weight-complex="normal"/>
    </style:style>
    <style:style style:name="P60" style:family="paragraph" style:parent-style-name="Standard">
      <style:paragraph-properties fo:margin-top="0in" fo:margin-bottom="0in" loext:contextual-spacing="false" fo:line-height="150%">
        <style:tab-stops>
          <style:tab-stop style:position="2.4673in"/>
        </style:tab-stops>
      </style:paragraph-properties>
      <style:text-properties style:use-window-font-color="true" style:font-name="Times New Roman" fo:font-size="14pt" fo:language="ru" fo:country="RU" officeooo:rsid="000c98ee" officeooo:paragraph-rsid="000c98ee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61" style:family="paragraph" style:parent-style-name="Standard_20__28_user_29_" style:master-page-name="First_20_Page">
      <style:paragraph-properties fo:text-align="center" style:justify-single-word="false" style:page-number="auto"/>
      <style:text-properties style:font-name="Times New Roman" fo:font-size="14pt" officeooo:paragraph-rsid="000a0808" style:font-size-asian="14pt" style:font-name-complex="Times New Roman2" style:font-size-complex="14pt"/>
    </style:style>
    <style:style style:name="P62" style:family="paragraph" style:parent-style-name="Standard_20__28_user_29_">
      <style:paragraph-properties fo:text-align="center" style:justify-single-word="false"/>
      <style:text-properties style:font-name="Times New Roman" fo:font-size="14pt" style:font-size-asian="14pt" style:font-name-complex="Times New Roman2" style:font-size-complex="14pt"/>
    </style:style>
    <style:style style:name="P63" style:family="paragraph" style:parent-style-name="Table_20_Contents" style:list-style-name="L3">
      <loext:graphic-properties draw:fill="none"/>
      <style:paragraph-properties fo:margin-left="0in" fo:margin-right="0in" fo:margin-top="0in" fo:margin-bottom="0in" loext:contextual-spacing="false" fo:text-align="center" style:justify-single-word="false" fo:orphans="0" fo:widows="0" fo:hyphenation-ladder-count="no-limit" fo:text-indent="0in" style:auto-text-indent="false" fo:background-color="transparent" text:number-lines="false" text:line-number="0" style:vertical-align="baseline" style:writing-mode="lr-tb"/>
      <style:text-properties style:font-name="TimesNewRoman" fo:font-size="12pt" officeooo:paragraph-rsid="000b6ecf" style:font-size-asian="12pt" style:font-size-complex="12pt" fo:hyphenate="false" fo:hyphenation-remain-char-count="2" fo:hyphenation-push-char-count="2" loext:hyphenation-no-caps="false"/>
    </style:style>
    <style:style style:name="P64" style:family="paragraph" style:parent-style-name="Table_20_Contents" style:list-style-name="L3">
      <loext:graphic-properties draw:fill="none"/>
      <style:paragraph-properties fo:margin-left="0in" fo:margin-right="0in" fo:margin-top="0in" fo:margin-bottom="0in" loext:contextual-spacing="false" fo:text-align="center" style:justify-single-word="false" fo:orphans="0" fo:widows="0" fo:hyphenation-ladder-count="no-limit" fo:text-indent="0in" style:auto-text-indent="false" fo:background-color="transparent" text:number-lines="false" text:line-number="0" style:vertical-align="baseline" style:writing-mode="lr-tb"/>
      <style:text-properties style:font-name="TimesNewRoman" fo:font-size="12pt" officeooo:paragraph-rsid="000c98ee" style:font-size-asian="12pt" style:font-size-complex="12pt" fo:hyphenate="false" fo:hyphenation-remain-char-count="2" fo:hyphenation-push-char-count="2" loext:hyphenation-no-caps="false"/>
    </style:style>
    <style:style style:name="P65" style:family="paragraph" style:parent-style-name="Table_20_Contents" style:list-style-name="L3">
      <loext:graphic-properties draw:fill="none"/>
      <style:paragraph-properties fo:margin-left="0in" fo:margin-right="0in" fo:margin-top="0in" fo:margin-bottom="0in" loext:contextual-spacing="false" fo:text-align="center" style:justify-single-word="false" fo:orphans="0" fo:widows="0" fo:hyphenation-ladder-count="no-limit" fo:text-indent="0in" style:auto-text-indent="false" fo:background-color="transparent" text:number-lines="false" text:line-number="0" style:vertical-align="baseline" style:writing-mode="lr-tb"/>
      <style:text-properties style:font-name="TimesNewRoman" fo:font-size="12pt" fo:language="en" fo:country="US" officeooo:paragraph-rsid="000c98ee" style:font-size-asian="12pt" style:font-size-complex="12pt" fo:hyphenate="false" fo:hyphenation-remain-char-count="2" fo:hyphenation-push-char-count="2" loext:hyphenation-no-caps="false"/>
    </style:style>
    <style:style style:name="P66" style:family="paragraph" style:parent-style-name="Table_20_Contents" style:list-style-name="L3">
      <loext:graphic-properties draw:fill="none"/>
      <style:paragraph-properties fo:margin-left="0in" fo:margin-right="0in" fo:margin-top="0in" fo:margin-bottom="0in" loext:contextual-spacing="false" fo:text-align="center" style:justify-single-word="false" fo:orphans="0" fo:widows="0" fo:hyphenation-ladder-count="no-limit" fo:text-indent="0in" style:auto-text-indent="false" fo:background-color="transparent" text:number-lines="false" text:line-number="0" style:vertical-align="baseline" style:writing-mode="lr-tb"/>
      <style:text-properties fo:font-size="12pt" fo:font-weight="normal" officeooo:paragraph-rsid="000c98ee" style:font-size-asian="12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67" style:family="paragraph" style:parent-style-name="Table_20_Contents" style:list-style-name="L3">
      <loext:graphic-properties draw:fill="none"/>
      <style:paragraph-properties fo:margin-left="0in" fo:margin-right="0in" fo:margin-top="0in" fo:margin-bottom="0in" loext:contextual-spacing="false" fo:text-align="center" style:justify-single-word="false" fo:orphans="0" fo:widows="0" fo:hyphenation-ladder-count="no-limit" fo:text-indent="0in" style:auto-text-indent="false" fo:background-color="transparent" text:number-lines="false" text:line-number="0" style:vertical-align="baseline" style:writing-mode="lr-tb"/>
      <style:text-properties fo:font-size="12pt" fo:language="en" fo:country="US" fo:font-weight="normal" officeooo:paragraph-rsid="000c98ee" style:font-size-asian="12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68" style:family="paragraph" style:parent-style-name="Table_20_Contents" style:list-style-name="L3">
      <loext:graphic-properties draw:fill="none"/>
      <style:paragraph-properties fo:margin-left="0in" fo:margin-right="0in" fo:margin-top="0in" fo:margin-bottom="0in" loext:contextual-spacing="false" fo:text-align="center" style:justify-single-word="false" fo:orphans="0" fo:widows="0" fo:hyphenation-ladder-count="no-limit" fo:text-indent="0in" style:auto-text-indent="false" fo:background-color="transparent" text:number-lines="false" text:line-number="0" style:vertical-align="baseline" style:writing-mode="lr-tb"/>
      <style:text-properties fo:font-size="12pt" fo:language="ru" fo:country="RU" fo:font-weight="normal" officeooo:paragraph-rsid="000c98ee" style:font-size-asian="12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69" style:family="paragraph" style:parent-style-name="Table_20_Heading" style:list-style-name="L3">
      <loext:graphic-properties draw:fill="none"/>
      <style:paragraph-properties fo:margin-left="0.5118in" fo:margin-right="0.2362in" fo:margin-top="0in" fo:margin-bottom="0in" loext:contextual-spacing="false" fo:text-align="center" style:justify-single-word="false" fo:orphans="0" fo:widows="0" fo:hyphenation-ladder-count="no-limit" fo:text-indent="-0.5118in" style:auto-text-indent="false" fo:background-color="transparent" text:number-lines="false" text:line-number="0" style:vertical-align="baseline" style:writing-mode="lr-tb"/>
      <style:text-properties style:font-name="TimesNewRoman" fo:font-size="14pt" officeooo:rsid="000b6ecf" officeooo:paragraph-rsid="000b6ecf" style:font-size-asian="14pt" style:font-size-complex="14pt" fo:hyphenate="false" fo:hyphenation-remain-char-count="2" fo:hyphenation-push-char-count="2" loext:hyphenation-no-caps="false"/>
    </style:style>
    <style:style style:name="P70" style:family="paragraph" style:parent-style-name="Table_20_Heading" style:list-style-name="L3">
      <loext:graphic-properties draw:fill="none"/>
      <style:paragraph-properties fo:margin-left="0.5118in" fo:margin-right="0.2362in" fo:margin-top="0in" fo:margin-bottom="0in" loext:contextual-spacing="false" fo:text-align="center" style:justify-single-word="false" fo:orphans="0" fo:widows="0" fo:hyphenation-ladder-count="no-limit" fo:text-indent="-0.5118in" style:auto-text-indent="false" fo:background-color="transparent" text:number-lines="false" text:line-number="0" style:vertical-align="baseline" style:writing-mode="lr-tb"/>
      <style:text-properties fo:font-size="12pt" fo:font-weight="normal" officeooo:rsid="000c98ee" officeooo:paragraph-rsid="000c98ee" style:font-size-asian="12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71" style:family="paragraph" style:parent-style-name="Table_20_Heading" style:list-style-name="L3">
      <loext:graphic-properties draw:fill="none"/>
      <style:paragraph-properties fo:margin-left="0in" fo:margin-right="0in" fo:margin-top="0in" fo:margin-bottom="0in" loext:contextual-spacing="false" fo:text-align="center" style:justify-single-word="false" fo:orphans="0" fo:widows="0" fo:hyphenation-ladder-count="no-limit" fo:text-indent="0in" style:auto-text-indent="false" fo:background-color="transparent" text:number-lines="false" text:line-number="0" style:vertical-align="baseline" style:writing-mode="lr-tb"/>
      <style:text-properties style:font-name="TimesNewRoman" fo:font-size="14pt" officeooo:paragraph-rsid="000b6ecf" style:font-size-asian="14pt" style:font-size-complex="14pt" fo:hyphenate="false" fo:hyphenation-remain-char-count="2" fo:hyphenation-push-char-count="2" loext:hyphenation-no-caps="false"/>
    </style:style>
    <style:style style:name="P72" style:family="paragraph" style:parent-style-name="Table_20_Heading" style:list-style-name="L3">
      <loext:graphic-properties draw:fill="none"/>
      <style:paragraph-properties fo:margin-left="0in" fo:margin-right="-0.0398in" fo:margin-top="0in" fo:margin-bottom="0in" loext:contextual-spacing="false" fo:text-align="center" style:justify-single-word="false" fo:orphans="0" fo:widows="0" fo:hyphenation-ladder-count="no-limit" fo:text-indent="0in" style:auto-text-indent="false" fo:background-color="transparent" text:number-lines="false" text:line-number="0" style:vertical-align="baseline" style:writing-mode="lr-tb"/>
      <style:text-properties style:font-name="TimesNewRoman" fo:font-size="12pt" fo:font-weight="normal" officeooo:rsid="000b6ecf" officeooo:paragraph-rsid="000b6ecf" style:font-size-asian="12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T1" style:family="text">
      <style:text-properties style:font-name="Times New Roman" fo:font-size="14pt" style:font-size-asian="14pt" style:font-name-complex="Times New Roman2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T3" style:family="text">
      <style:text-properties style:font-name="Times New Roman" fo:font-size="14pt" fo:font-weight="bold" officeooo:rsid="000b6ecf" style:font-size-asian="14pt" style:font-weight-asian="bold" style:font-name-complex="Times New Roman2" style:font-size-complex="14pt"/>
    </style:style>
    <style:style style:name="T4" style:family="text">
      <style:text-properties style:font-name="Times New Roman" style:font-name-complex="Times New Roman2"/>
    </style:style>
    <style:style style:name="T5" style:family="text">
      <style:text-properties style:font-name="Times New Roman" officeooo:rsid="000c98ee" style:font-name-complex="Times New Roman2"/>
    </style:style>
    <style:style style:name="T6" style:family="text">
      <style:text-properties fo:color="#000000" style:font-name="Times New Roman" fo:font-size="14pt" style:font-name-asian="Times New Roman2" style:font-size-asian="14pt" style:font-name-complex="Times New Roman2" style:font-size-complex="14pt"/>
    </style:style>
    <style:style style:name="T7" style:family="text">
      <style:text-properties fo:color="#000000" style:font-name="Times New Roman" fo:font-size="14pt" officeooo:rsid="0006e68f" style:font-name-asian="Times New Roman2" style:font-size-asian="14pt" style:font-name-complex="Times New Roman2" style:font-size-complex="14pt"/>
    </style:style>
    <style:style style:name="T8" style:family="text">
      <style:text-properties fo:color="#000000" style:font-name="Times New Roman" fo:font-size="14pt" officeooo:rsid="000b6ecf" style:font-name-asian="Times New Roman2" style:font-size-asian="14pt" style:font-name-complex="Times New Roman2" style:font-size-complex="14pt"/>
    </style:style>
    <style:style style:name="T9" style:family="text">
      <style:text-properties fo:color="#000000" style:font-name="Times New Roman" fo:font-size="14pt" fo:language="ru" fo:country="RU" officeooo:rsid="0006e68f" style:letter-kerning="false" style:font-name-asian="Times New Roman2" style:font-size-asian="14pt" style:language-asian="ru" style:country-asian="RU" style:font-name-complex="Times New Roman2" style:font-size-complex="14pt" style:language-complex="ar" style:country-complex="SA"/>
    </style:style>
    <style:style style:name="T10" style:family="text">
      <style:text-properties fo:color="#000000" style:font-name="Times New Roman" fo:font-size="14pt" fo:language="ru" fo:country="RU" officeooo:rsid="0010e0c8" style:letter-kerning="false" style:font-name-asian="Times New Roman2" style:font-size-asian="14pt" style:language-asian="ru" style:country-asian="RU" style:font-name-complex="Times New Roman2" style:font-size-complex="14pt" style:language-complex="ar" style:country-complex="SA"/>
    </style:style>
    <style:style style:name="T11" style:family="text">
      <style:text-properties fo:color="#000000" officeooo:rsid="000c98ee"/>
    </style:style>
    <style:style style:name="T12" style:family="text">
      <style:text-properties fo:color="#000000" fo:language="ru" fo:country="RU" fo:font-style="normal" fo:font-weight="bold" officeooo:rsid="000c98ee" style:letter-kerning="false" style:font-name-asian="Calibri1" style:language-asian="ru" style:country-asian="RU" style:font-weight-asian="bold" style:language-complex="ar" style:country-complex="SA" style:font-weight-complex="bold"/>
    </style:style>
    <style:style style:name="T13" style:family="text">
      <style:text-properties fo:color="#000000" fo:language="ru" fo:country="RU" fo:font-style="normal" fo:font-weight="bold" officeooo:rsid="0010e0c8" style:letter-kerning="false" style:font-name-asian="Calibri1" style:language-asian="ru" style:country-asian="RU" style:font-weight-asian="bold" style:language-complex="ar" style:country-complex="SA" style:font-weight-complex="bold"/>
    </style:style>
    <style:style style:name="T14" style:family="text">
      <style:text-properties fo:color="#000000" fo:font-weight="bold" officeooo:rsid="000c98ee" style:font-weight-asian="bold" style:font-weight-complex="bold"/>
    </style:style>
    <style:style style:name="T15" style:family="text">
      <style:text-properties fo:color="#000000" fo:font-weight="bold" officeooo:rsid="000cf8f1" style:font-weight-asian="bold" style:font-weight-complex="bold"/>
    </style:style>
    <style:style style:name="T16" style:family="text">
      <style:text-properties fo:color="#000000" fo:font-weight="bold" officeooo:rsid="00099b19" style:font-weight-asian="bold" style:font-weight-complex="bold"/>
    </style:style>
    <style:style style:name="T17" style:family="text">
      <style:text-properties fo:color="#000000" fo:font-weight="bold" officeooo:rsid="000eedc6" style:font-weight-asian="bold" style:font-weight-complex="bold"/>
    </style:style>
    <style:style style:name="T18" style:family="text">
      <style:text-properties fo:font-weight="normal" officeooo:rsid="002c272f" style:font-weight-asian="normal" style:font-weight-complex="normal"/>
    </style:style>
    <style:style style:name="T19" style:family="text">
      <style:text-properties fo:language="ru" fo:country="RU"/>
    </style:style>
    <style:style style:name="T20" style:family="text">
      <style:text-properties fo:language="en" fo:country="US"/>
    </style:style>
    <style:style style:name="T21" style:family="text">
      <style:text-properties officeooo:rsid="000c98ee"/>
    </style:style>
    <style:style style:name="T22" style:family="text">
      <style:text-properties officeooo:rsid="003360a4"/>
    </style:style>
    <style:style style:name="T23" style:family="text">
      <style:text-properties officeooo:rsid="000eedc6" style:font-weight-asian="bold" style:font-weight-complex="bold"/>
    </style:style>
    <style:style style:name="T24" style:family="text">
      <style:text-properties officeooo:rsid="00099b19" style:font-weight-asian="bold" style:font-weight-complex="bold"/>
    </style:style>
    <style:style style:name="T25" style:family="text">
      <style:text-properties officeooo:rsid="00100124"/>
    </style:style>
    <style:style style:name="T26" style:family="text">
      <style:text-properties officeooo:rsid="0010e0c8"/>
    </style:style>
    <style:style style:name="T27" style:family="text">
      <style:text-properties officeooo:rsid="000eedc6"/>
    </style:style>
    <style:style style:name="T28" style:family="text">
      <style:text-properties fo:color="#bbb529" style:font-name="JetBrains Mono" fo:font-size="12pt" fo:font-style="normal" fo:font-weight="normal" style:font-size-asian="12pt" style:font-style-asian="normal"/>
    </style:style>
    <style:style style:name="T29" style:family="text">
      <style:text-properties fo:color="#6a8759" style:font-name="JetBrains Mono" fo:font-size="12pt" fo:font-style="normal" style:font-size-asian="12pt" style:font-style-asian="normal"/>
    </style:style>
    <style:style style:name="T30" style:family="text">
      <style:text-properties fo:color="#cc7832" style:font-name="JetBrains Mono" fo:font-size="12pt" fo:font-style="normal" fo:font-weight="normal" style:font-size-asian="12pt" style:font-style-asian="normal"/>
    </style:style>
    <style:style style:name="T31" style:family="text">
      <style:text-properties fo:color="#cc7832" style:font-name="JetBrains Mono" fo:font-size="12pt" fo:font-style="normal" style:font-size-asian="12pt" style:font-style-asian="normal"/>
    </style:style>
    <style:style style:name="T32" style:family="text">
      <style:text-properties fo:color="#ffc66d" style:font-name="JetBrains Mono" fo:font-size="12pt" fo:font-style="normal" style:font-size-asian="12pt" style:font-style-asian="normal"/>
    </style:style>
    <style:style style:name="T33" style:family="text">
      <style:text-properties fo:color="#a9b7c6" style:font-name="JetBrains Mono" fo:font-size="12pt" fo:font-style="normal" style:font-size-asian="12pt" style:font-style-asian="normal"/>
    </style:style>
    <style:style style:name="T34" style:family="text">
      <style:text-properties fo:color="#908b25" style:font-name="JetBrains Mono" fo:font-size="12pt" fo:font-style="normal" style:font-size-asian="12pt" style:font-style-asian="normal"/>
    </style:style>
    <style:style style:name="T35" style:family="text">
      <style:text-properties fo:color="#6897bb" style:font-name="JetBrains Mono" fo:font-size="12pt" fo:font-style="normal" style:font-size-asian="12pt" style:font-style-asian="normal"/>
    </style:style>
    <style:style style:name="T36" style:family="text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82in" fo:text-indent="-0.25in" fo:margin-left="0.538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82in" fo:text-indent="-0.25in" fo:margin-left="0.788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82in" fo:text-indent="-0.25in" fo:margin-left="1.038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82in" fo:text-indent="-0.25in" fo:margin-left="1.288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82in" fo:text-indent="-0.25in" fo:margin-left="1.538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82in" fo:text-indent="-0.25in" fo:margin-left="1.788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82in" fo:text-indent="-0.25in" fo:margin-left="2.038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82in" fo:text-indent="-0.25in" fo:margin-left="2.288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82in" fo:text-indent="-0.25in" fo:margin-left="2.538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82in" fo:text-indent="-0.25in" fo:margin-left="2.7882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1">Московский Авиационный Институт</text:p>
      <text:p text:style-name="P15">(Национальный Исследовательский Университет)</text:p>
      <text:p text:style-name="P15">Факультет информационных технологий и прикладной математики</text:p>
      <text:p text:style-name="P15">Кафедра вычислительной математики и программирования</text:p>
      <text:p text:style-name="P26"/>
      <text:p text:style-name="P26"/>
      <text:p text:style-name="P28"><text:span text:style-name="T2">Лабораторная работа №</text:span><text:span text:style-name="T3">5</text:span><text:span text:style-name="T2"> по курсу</text:span></text:p>
      <text:p text:style-name="P17">«Операционные системы»</text:p>
      <text:p text:style-name="P17"/>
      <text:p text:style-name="P28"/>
      <text:p text:style-name="P27"/>
      <text:p text:style-name="P26"/>
      <text:p text:style-name="P2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2"/>
      <text:p text:style-name="P12"/>
      <text:p text:style-name="P12"/>
      <text:p text:style-name="P12"/>
      <text:p text:style-name="P12"/>
      <text:p text:style-name="P12"/>
      <text:p text:style-name="P2"><text:span text:style-name="T6">Студент: </text:span><text:span text:style-name="T10">Васютинский Вадим Александрович</text:span></text:p>
      <text:p text:style-name="P11"><text:span text:style-name="T6">Группа: М8О-</text:span><text:span text:style-name="T7">2</text:span><text:span text:style-name="T6">0</text:span><text:span text:style-name="T7">8</text:span><text:span text:style-name="T6">Б-</text:span><text:span text:style-name="T7">20</text:span></text:p>
      <text:p text:style-name="P11"><text:span text:style-name="T6">Вариант: </text:span><text:span text:style-name="T7">1</text:span><text:span text:style-name="T8">4</text:span></text:p>
      <text:p text:style-name="P3">Преподаватель: Миронов Евгений Сергеевич</text:p>
      <text:p text:style-name="P3">Оценка: ___________</text:p>
      <text:p text:style-name="P3">Дата: ___________</text:p>
      <text:p text:style-name="P3">Подпись: ___________</text:p>
      <text:p text:style-name="P4"/>
      <text:p text:style-name="P4"/>
      <text:p text:style-name="P4">Москва, 2021</text:p>
      <text:p text:style-name="P18"><text:soft-page-break/>Содержание</text:p>
      <text:list xml:id="list2346392881" text:style-name="WWNum12">
        <text:list-item text:start-value="1">
          <text:p text:style-name="P39">Репозиторий</text:p>
        </text:list-item>
        <text:list-item text:style-override="WWNum13">
          <text:p text:style-name="P40">Постановка задачи</text:p>
        </text:list-item>
        <text:list-item text:style-override="WWNum14">
          <text:p text:style-name="P41">Общие сведения о программе</text:p>
        </text:list-item>
        <text:list-item text:style-override="WWNum16">
          <text:p text:style-name="P42">Исходный код</text:p>
        </text:list-item>
        <text:list-item text:style-override="WWNum16">
          <text:p text:style-name="P43"><text:span text:style-name="T27">Сборка программы</text:span></text:p>
        </text:list-item>
        <text:list-item text:style-override="WWNum18">
          <text:p text:style-name="P44">Выводы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>Репозиторий</text:p>
      <text:p text:style-name="P29"><text:soft-page-break/><text:span text:style-name="Internet_20_link"><text:span text:style-name="T1">https://github.com/Yadroff/OS/tree/master/2_lab</text:span></text:span></text:p>
      <text:p text:style-name="P16"/>
      <text:p text:style-name="P18">Постановка задачи</text:p>
      <text:h text:style-name="P48" text:outline-level="2">Цель работы</text:h>
      <text:p text:style-name="P33">Приобретение практических навыков в:</text:p>
      <text:list xml:id="list1384447995" text:style-name="L1">
        <text:list-item>
          <text:p text:style-name="P51">Создание динамических библиотек</text:p>
        </text:list-item>
        <text:list-item>
          <text:p text:style-name="P54">Создание программ, которые используют функции динамических библиотек</text:p>
        </text:list-item>
      </text:list>
      <text:h text:style-name="P49" text:outline-level="2">Задание</text:h>
      <text:p text:style-name="P34">Требуется создать динамические библиотеки, которые реализуют определенный функционал.</text:p>
      <text:p text:style-name="P34">Далее использовать данные библиотеки 2-мя способами:</text:p>
      <text:p text:style-name="P34">1. Во время компиляции (на этапе «линковки»/linking)</text:p>
      <text:p text:style-name="P34">2. Во время исполнения программы. Библиотеки загружаются в память с помощью</text:p>
      <text:p text:style-name="P34">интерфейса ОС для работы с динамическими библиотеками</text:p>
      <text:p text:style-name="P34">В конечном итоге, в лабораторной работе необходимо получить следующие части:</text:p>
      <text:list xml:id="list2675315486" text:style-name="L2">
        <text:list-item>
          <text:p text:style-name="P52">Динамические библиотеки, реализующие контракты, которые заданы вариантом;</text:p>
        </text:list-item>
        <text:list-item>
          <text:p text:style-name="P52">Тестовая программа (программа No1), которая используют одну из библиотек, используя знания полученные на этапе компиляции;</text:p>
        </text:list-item>
        <text:list-item>
          <text:p text:style-name="P52">Тестовая программа (программа No2), которая загружает библиотеки, используя только их местоположение и контракты.</text:p>
        </text:list-item>
      </text:list>
      <text:p text:style-name="P34">Провести анализ двух типов использования библиотек.</text:p>
      <text:p text:style-name="P34"/>
      <text:p text:style-name="P34">Пользовательский ввод для обоих программ должен быть организован следующим образом:</text:p>
      <text:list xml:id="list3092208297" text:style-name="L3">
        <text:list-item>
          <text:p text:style-name="P53">Если пользователь вводит команду «0», то программа переключает одну реализацию контрактов на другую (необходимо только для программы No2). Можно реализовать лабораторную работу без данной функции, но максимальная оценка в этом случае будет «хорошо»;</text:p>
        </text:list-item>
        <text:list-item>
          <text:p text:style-name="P53">«1 arg1 arg2 ... argN», где после «1» идут аргументы для первой функции, предусмотренной контрактами. После ввода команды происходит вызов первой функции, и на экране появляется результат её выполнения;</text:p>
        </text:list-item>
        <text:list-item>
          <text:p text:style-name="P58"><text:span text:style-name="T18">«2 arg1 arg2 ... argM», где после «2» идут аргументы для второй функции, предусмотренной контрактами. После ввода команды происходит вызов второй функции, и на экране появляется результат её выполнения</text:span></text:p>
          <text:p text:style-name="P59"/>
          <text:p text:style-name="P50"><text:soft-page-break/></text:p>
        </text:list-item>
      </text:list>
      <text:p text:style-name="P8">Общие сведения о программе</text:p>
      <text:p text:style-name="P60">Программа компилируется в двух файлах: static_main.c и dynamic_main.c</text:p>
      <text:p text:style-name="P35">Используемые <text:span text:style-name="T22">библиотечные</text:span> вызовы:</text:p>
      <table:table table:name="Table1" table:style-name="Table1">
        <table:table-column table:style-name="Table1.A"/>
        <table:table-column table:style-name="Table1.B"/>
        <table:table-row table:style-name="TableLine94070969923808">
          <table:table-cell table:style-name="Table1.A1" office:value-type="string">
            <text:p text:style-name="P36">void *dlopen(const char *filename, int flag);</text:p>
          </table:table-cell>
          <table:table-cell table:style-name="Table1.B1" office:value-type="string">
            <text:p text:style-name="P37">Загружает динамическую библиотеку, имя которой указано в строке filename и возвращает прямой указатель на начало загруженной библиотеки.</text:p>
          </table:table-cell>
        </table:table-row>
        <table:table-row table:style-name="TableLine94070969933952">
          <table:table-cell table:style-name="Table1.A2" office:value-type="string">
            <text:p text:style-name="P36">const char *dlerror(void);</text:p>
          </table:table-cell>
          <table:table-cell table:style-name="Table1.B2" office:value-type="string">
            <text:p text:style-name="P38">Возвращает указатель на начало строки, описывающей ошибку, полученную на предыдущем вызове.</text:p>
          </table:table-cell>
        </table:table-row>
        <table:table-row table:style-name="TableLine94070969935600">
          <table:table-cell table:style-name="Table1.A2" office:value-type="string">
            <text:p text:style-name="P36">void *dlsym(void *handle, char *symbol);</text:p>
          </table:table-cell>
          <table:table-cell table:style-name="Table1.B2" office:value-type="string">
            <text:p text:style-name="P38">Получает параметр handle, который является выходом вызова dlopen и параметр symbol, который является строкой, в которой содержится название символа, который необходимо загрузить из библиотеки. Возвращает указатль на область памяти, в которой содержится необходимый символ.</text:p>
          </table:table-cell>
        </table:table-row>
        <table:table-row table:style-name="TableLine94070969936240">
          <table:table-cell table:style-name="Table1.A2" office:value-type="string">
            <text:p text:style-name="P36">int dlclose(void *handle);</text:p>
          </table:table-cell>
          <table:table-cell table:style-name="Table1.B2" office:value-type="string">
            <text:p text:style-name="P38">Уменьшает счетчик ссылок на указатель handle и если он равен нулю, то освобождает библиотеку.</text:p>
          </table:table-cell>
        </table:table-row>
      </table:table>
      <text:p text:style-name="P10"/>
      <text:p text:style-name="P7">Общий метод и алгоритм решения</text:p>
      <text:p text:style-name="P13">Для реализации поставленной задачи необходимо:</text:p>
      <text:list xml:id="list891341613" text:style-name="WWNum2">
        <text:list-item>
          <text:p text:style-name="P45"><text:span text:style-name="T4">Изучить работу с </text:span><text:span text:style-name="T5">библиотеками.</text:span></text:p>
        </text:list-item>
        <text:list-item>
          <text:p text:style-name="P46">Реализовать две библиотеки согласно заданию.</text:p>
        </text:list-item>
        <text:list-item>
          <text:p text:style-name="P46">Реализовать две программы (для работы с динамическими и статическими библиотеками).</text:p>
        </text:list-item>
      </text:list>
      <text:p text:style-name="P47"/>
      <text:p text:style-name="P14"/>
      <text:p text:style-name="P6"/>
      <text:p text:style-name="P7">Исходный код</text:p>
      <text:p text:style-name="P21"><text:span text:style-name="symbol0_5f_c"/></text:p>
      <text:p text:style-name="P21"><text:span text:style-name="symbol0_5f_c">fir</text:span><text:span text:style-name="symbol0_5f_c"><text:span text:style-name="T13">st</text:span></text:span><text:span text:style-name="symbol0_5f_c"><text:span text:style-name="T16">.c</text:span></text:span></text:p>
      <text:p text:style-name="P57"><text:span text:style-name="symbol0_5f_c"><text:span text:style-name="T30">int </text:span></text:span><text:span text:style-name="T32">gcd</text:span><text:span text:style-name="T33">(</text:span><text:span text:style-name="T31">int </text:span><text:span text:style-name="T33">A</text:span><text:span text:style-name="T31">, int </text:span><text:span text:style-name="T33">B) {</text:span><text:line-break/><text:span text:style-name="T33"> <text:s text:c="3"/></text:span><text:span text:style-name="T31">while </text:span><text:span text:style-name="T33">(A != B) {</text:span><text:line-break/><text:span text:style-name="T33"> <text:s text:c="7"/></text:span><text:span text:style-name="T31">if </text:span><text:span text:style-name="T33">(A &gt; B) {</text:span><text:line-break/><text:span text:style-name="T33"> <text:s text:c="11"/>A -= B</text:span><text:span text:style-name="T31">;</text:span><text:line-break/><text:span text:style-name="T31"> <text:s text:c="7"/></text:span><text:span text:style-name="T33">} </text:span><text:span text:style-name="T31">else </text:span><text:span text:style-name="T33">{</text:span><text:line-break/><text:span text:style-name="T33"> <text:s text:c="11"/>B -= A</text:span><text:span text:style-name="T31">;</text:span><text:line-break/><text:span text:style-name="T31"> <text:s text:c="7"/></text:span><text:span text:style-name="T33">}</text:span><text:line-break/><text:span text:style-name="T33"> <text:s text:c="3"/>}</text:span><text:line-break/><text:span text:style-name="T33"> <text:s text:c="3"/></text:span><text:span text:style-name="T31">return </text:span><text:span text:style-name="T33">A</text:span><text:span text:style-name="T31">;</text:span><text:line-break/><text:span text:style-name="T33">}</text:span><text:line-break/><text:soft-page-break/><text:line-break/><text:span text:style-name="T31">float </text:span><text:span text:style-name="T32">countPi</text:span><text:span text:style-name="T33">(</text:span><text:span text:style-name="T31">int </text:span><text:span text:style-name="T33">k) {</text:span><text:line-break/><text:span text:style-name="T33"> <text:s text:c="3"/></text:span><text:span text:style-name="T31">float </text:span><text:span text:style-name="T33">res = </text:span><text:span text:style-name="T35">0.0</text:span><text:span text:style-name="T31">;</text:span><text:line-break/><text:span text:style-name="T31"> <text:s text:c="3"/>for </text:span><text:span text:style-name="T33">(</text:span><text:span text:style-name="T31">int </text:span><text:span text:style-name="T33">i = </text:span><text:span text:style-name="T35">0</text:span><text:span text:style-name="T31">; </text:span><text:span text:style-name="T33">i &lt; k</text:span><text:span text:style-name="T31">; </text:span><text:span text:style-name="T33">++i) <text:s/>{</text:span><text:line-break/><text:span text:style-name="T33"> <text:s text:c="7"/></text:span><text:span text:style-name="T31">float </text:span><text:span text:style-name="T33">temp = </text:span><text:span text:style-name="T35">1 </text:span><text:span text:style-name="T33">/ (</text:span><text:span text:style-name="T35">2.0 </text:span><text:span text:style-name="T33">* i + </text:span><text:span text:style-name="T35">1</text:span><text:span text:style-name="T33">)</text:span><text:span text:style-name="T31">;</text:span><text:line-break/><text:span text:style-name="T31"> <text:s text:c="7"/></text:span><text:span text:style-name="T33">res += (i % </text:span><text:span text:style-name="T35">2 </text:span><text:span text:style-name="T33">== </text:span><text:span text:style-name="T35">0</text:span><text:span text:style-name="T33">)? temp : -temp</text:span><text:span text:style-name="T31">;</text:span><text:line-break/><text:span text:style-name="T31"> <text:s text:c="3"/></text:span><text:span text:style-name="T33">}</text:span><text:line-break/><text:span text:style-name="T33"> <text:s text:c="3"/></text:span><text:span text:style-name="T31">return </text:span><text:span text:style-name="T35">4 </text:span><text:span text:style-name="T33">* res</text:span><text:span text:style-name="T31">;</text:span><text:line-break/><text:span text:style-name="T33">}</text:span><text:line-break/></text:p>
      <text:p text:style-name="P57"><text:span text:style-name="symbol0_5f_c"/></text:p>
      <text:p text:style-name="P21"><text:span text:style-name="symbol0_5f_c">secon</text:span><text:span text:style-name="symbol0_5f_c"><text:span text:style-name="T13">d</text:span></text:span><text:span text:style-name="symbol0_5f_c"><text:span text:style-name="T16">.c</text:span></text:span></text:p>
      <text:p text:style-name="P57"><text:span text:style-name="symbol0_5f_c"><text:span text:style-name="T30">int </text:span></text:span><text:span text:style-name="T32">gcd</text:span><text:span text:style-name="T33">(</text:span><text:span text:style-name="T31">int </text:span><text:span text:style-name="T33">A</text:span><text:span text:style-name="T31">, int </text:span><text:span text:style-name="T33">B) {</text:span><text:line-break/><text:span text:style-name="T33"> <text:s text:c="3"/></text:span><text:span text:style-name="T31">int </text:span><text:span text:style-name="T33">res = </text:span><text:span text:style-name="T35">1</text:span><text:span text:style-name="T31">;</text:span><text:line-break/><text:span text:style-name="T31"> <text:s text:c="3"/>for </text:span><text:span text:style-name="T33">(</text:span><text:span text:style-name="T31">int </text:span><text:span text:style-name="T33">i = A</text:span><text:span text:style-name="T31">; </text:span><text:span text:style-name="T33">i &gt; </text:span><text:span text:style-name="T35">1</text:span><text:span text:style-name="T31">; </text:span><text:span text:style-name="T33">--i) {</text:span><text:line-break/><text:span text:style-name="T33"> <text:s text:c="7"/></text:span><text:span text:style-name="T31">if </text:span><text:span text:style-name="T33">((A % i == </text:span><text:span text:style-name="T35">0</text:span><text:span text:style-name="T33">) &amp;&amp; (B % i == </text:span><text:span text:style-name="T35">0</text:span><text:span text:style-name="T33">)) {</text:span><text:line-break/><text:span text:style-name="T33"> <text:s text:c="11"/>res = i</text:span><text:span text:style-name="T31">;</text:span><text:line-break/><text:span text:style-name="T31"> <text:s text:c="11"/>break;</text:span><text:line-break/><text:span text:style-name="T31"> <text:s text:c="7"/></text:span><text:span text:style-name="T33">}</text:span><text:line-break/><text:span text:style-name="T33"> <text:s text:c="3"/>}</text:span><text:line-break/><text:span text:style-name="T33"> <text:s text:c="3"/></text:span><text:span text:style-name="T31">return </text:span><text:span text:style-name="T33">res</text:span><text:span text:style-name="T31">;</text:span><text:line-break/><text:span text:style-name="T33">}</text:span><text:line-break/><text:line-break/><text:span text:style-name="T31">float </text:span><text:span text:style-name="T32">countPi</text:span><text:span text:style-name="T33">(</text:span><text:span text:style-name="T31">int </text:span><text:span text:style-name="T33">k) {</text:span><text:line-break/><text:span text:style-name="T33"> <text:s text:c="3"/></text:span><text:span text:style-name="T31">float </text:span><text:span text:style-name="T33">res = </text:span><text:span text:style-name="T35">1</text:span><text:span text:style-name="T31">;</text:span><text:line-break/><text:span text:style-name="T31"> <text:s text:c="3"/>for </text:span><text:span text:style-name="T33">(</text:span><text:span text:style-name="T31">int </text:span><text:span text:style-name="T33">i = </text:span><text:span text:style-name="T35">1</text:span><text:span text:style-name="T31">; </text:span><text:span text:style-name="T33">i &lt;= k - </text:span><text:span text:style-name="T35">1</text:span><text:span text:style-name="T31">; </text:span><text:span text:style-name="T33">++i) {</text:span><text:line-break/><text:span text:style-name="T33"> <text:s text:c="7"/>res *= (</text:span><text:span text:style-name="T35">2.0 </text:span><text:span text:style-name="T33">* i) * (</text:span><text:span text:style-name="T35">2.0 </text:span><text:span text:style-name="T33">* i) / ((</text:span><text:span text:style-name="T35">2.0 </text:span><text:span text:style-name="T33">* i - </text:span><text:span text:style-name="T35">1.0</text:span><text:span text:style-name="T33">) * (</text:span><text:span text:style-name="T35">2.0 </text:span><text:span text:style-name="T33">* i + </text:span><text:span text:style-name="T35">1.0</text:span><text:span text:style-name="T33">))</text:span><text:span text:style-name="T31">;</text:span><text:line-break/><text:span text:style-name="T31"> <text:s text:c="3"/></text:span><text:span text:style-name="T33">}</text:span><text:line-break/><text:span text:style-name="T33"> <text:s text:c="3"/>res *= ((</text:span><text:span text:style-name="T35">2.0 </text:span><text:span text:style-name="T33">* k / (</text:span><text:span text:style-name="T35">2.0 </text:span><text:span text:style-name="T33">* k - </text:span><text:span text:style-name="T35">1</text:span><text:span text:style-name="T33">)) *</text:span><text:line-break/><text:span text:style-name="T33"> <text:s text:c="11"/>((</text:span><text:span text:style-name="T35">2.0 </text:span><text:span text:style-name="T33">* k) / (</text:span><text:span text:style-name="T35">2.0 </text:span><text:span text:style-name="T33">* k + </text:span><text:span text:style-name="T35">1</text:span><text:span text:style-name="T33">) * (</text:span><text:span text:style-name="T35">1.0 </text:span><text:span text:style-name="T33">/ </text:span><text:span text:style-name="T35">4.0</text:span><text:span text:style-name="T33">) + </text:span><text:span text:style-name="T35">1</text:span><text:span text:style-name="T33">) +</text:span><text:line-break/><text:span text:style-name="T33"> <text:s text:c="11"/></text:span><text:span text:style-name="T35">3.0 </text:span><text:span text:style-name="T33">/ </text:span><text:span text:style-name="T35">4.0</text:span><text:span text:style-name="T33">)</text:span><text:span text:style-name="T31">;</text:span><text:line-break/><text:span text:style-name="T33">}</text:span></text:p>
      <text:p text:style-name="P57"><text:span text:style-name="symbol0_5f_c"/></text:p>
      <text:p text:style-name="P21"><text:span text:style-name="symbol0_5f_c">}</text:span></text:p>
      <text:p text:style-name="P21"><text:span text:style-name="symbol0_5f_c"/></text:p>
      <text:p text:style-name="P22"><text:span text:style-name="symbol0_5f_c"><text:span text:style-name="T14">static_main.c</text:span></text:span></text:p>
      <text:p text:style-name="P56"><text:span text:style-name="symbol0_5f_c"><text:span text:style-name="T28">#include </text:span></text:span><text:span text:style-name="T29">&lt;stdio.h&gt;</text:span><text:line-break/><text:line-break/><text:span text:style-name="T31">int </text:span><text:span text:style-name="T32">gcd</text:span><text:span text:style-name="T33">(</text:span><text:span text:style-name="T31">int </text:span><text:span text:style-name="T33">A</text:span><text:span text:style-name="T31">, int </text:span><text:span text:style-name="T33">B)</text:span><text:span text:style-name="T31">;</text:span><text:line-break/><text:span text:style-name="T31">float </text:span><text:span text:style-name="T32">countPi</text:span><text:span text:style-name="T33">(</text:span><text:span text:style-name="T31">int </text:span><text:span text:style-name="T33">k)</text:span><text:span text:style-name="T31">;</text:span><text:line-break/><text:line-break/><text:span text:style-name="T31">int </text:span><text:span text:style-name="T32">main</text:span><text:span text:style-name="T33">() {</text:span><text:line-break/><text:span text:style-name="T33"> <text:s text:c="3"/></text:span><text:span text:style-name="T31">int </text:span><text:span text:style-name="T33">command = </text:span><text:span text:style-name="T35">0</text:span><text:span text:style-name="T31">;</text:span><text:line-break/><text:span text:style-name="T31"> <text:s text:c="3"/>while </text:span><text:span text:style-name="T33">(scanf(</text:span><text:span text:style-name="T29">"%d"</text:span><text:span text:style-name="T31">, </text:span><text:span text:style-name="T33">&amp;command) != </text:span><text:span text:style-name="T34">EOF</text:span><text:span text:style-name="T33">) {</text:span><text:line-break/><text:span text:style-name="T33"> <text:s text:c="7"/></text:span><text:span text:style-name="T31">switch </text:span><text:span text:style-name="T33">(command) {</text:span><text:line-break/><text:span text:style-name="T33"> <text:s text:c="11"/></text:span><text:span text:style-name="T31">case </text:span><text:span text:style-name="T35">1</text:span><text:span text:style-name="T33">: {</text:span><text:line-break/><text:span text:style-name="T33"> <text:s text:c="15"/></text:span><text:span text:style-name="T31">int </text:span><text:span text:style-name="T33">A</text:span><text:span text:style-name="T31">, </text:span><text:span text:style-name="T33">B</text:span><text:span text:style-name="T31">;</text:span><text:line-break/><text:soft-page-break/><text:span text:style-name="T31"> <text:s text:c="15"/></text:span><text:span text:style-name="T33">scanf(</text:span><text:span text:style-name="T29">"%d %d"</text:span><text:span text:style-name="T31">, </text:span><text:span text:style-name="T33">&amp;A</text:span><text:span text:style-name="T31">, </text:span><text:span text:style-name="T33">&amp;B)</text:span><text:span text:style-name="T31">;</text:span><text:line-break/><text:span text:style-name="T31"> <text:s text:c="15"/></text:span><text:span text:style-name="T33">printf(</text:span><text:span text:style-name="T29">"%d</text:span><text:span text:style-name="T31">\n</text:span><text:span text:style-name="T29">"</text:span><text:span text:style-name="T31">, </text:span><text:span text:style-name="T33">gcd(A</text:span><text:span text:style-name="T31">, </text:span><text:span text:style-name="T33">B))</text:span><text:span text:style-name="T31">;</text:span><text:line-break/><text:span text:style-name="T31"> <text:s text:c="11"/></text:span><text:span text:style-name="T33">}</text:span><text:line-break/><text:span text:style-name="T33"> <text:s text:c="15"/></text:span><text:span text:style-name="T31">break;</text:span><text:line-break/><text:span text:style-name="T31"> <text:s text:c="11"/>case </text:span><text:span text:style-name="T35">2</text:span><text:span text:style-name="T33">: {</text:span><text:line-break/><text:span text:style-name="T33"> <text:s text:c="15"/></text:span><text:span text:style-name="T31">int </text:span><text:span text:style-name="T33">kkk</text:span><text:span text:style-name="T31">;</text:span><text:line-break/><text:span text:style-name="T31"> <text:s text:c="15"/></text:span><text:span text:style-name="T33">scanf(</text:span><text:span text:style-name="T29">"%d"</text:span><text:span text:style-name="T31">, </text:span><text:span text:style-name="T33">&amp;kkk)</text:span><text:span text:style-name="T31">;</text:span><text:line-break/><text:span text:style-name="T31"> <text:s text:c="15"/></text:span><text:span text:style-name="T33">printf(</text:span><text:span text:style-name="T29">"%f</text:span><text:span text:style-name="T31">\n</text:span><text:span text:style-name="T29">"</text:span><text:span text:style-name="T31">, </text:span><text:span text:style-name="T33">countPi(kkk))</text:span><text:span text:style-name="T31">;</text:span><text:line-break/><text:span text:style-name="T31"> <text:s text:c="11"/></text:span><text:span text:style-name="T33">}</text:span><text:line-break/><text:span text:style-name="T33"> <text:s text:c="15"/></text:span><text:span text:style-name="T31">break;</text:span><text:line-break/><text:span text:style-name="T31"> <text:s text:c="11"/>default</text:span><text:span text:style-name="T33">: {</text:span><text:line-break/><text:span text:style-name="T33"> <text:s text:c="15"/>printf(</text:span><text:span text:style-name="T29">"Wrong Command</text:span><text:span text:style-name="T31">\n</text:span><text:span text:style-name="T29">"</text:span><text:span text:style-name="T33">)</text:span><text:span text:style-name="T31">;</text:span><text:line-break/><text:span text:style-name="T31"> <text:s text:c="11"/></text:span><text:span text:style-name="T33">}</text:span><text:line-break/><text:span text:style-name="T33"> <text:s text:c="7"/>}</text:span><text:line-break/><text:span text:style-name="T33"> <text:s text:c="3"/>}</text:span><text:line-break/><text:span text:style-name="T33"> <text:s text:c="3"/></text:span><text:span text:style-name="T31">return </text:span><text:span text:style-name="T35">0</text:span><text:span text:style-name="T31">;</text:span><text:line-break/><text:span text:style-name="T33">}</text:span><text:line-break/></text:p>
      <text:p text:style-name="P56"><text:span text:style-name="symbol0_5f_c"/></text:p>
      <text:p text:style-name="P23"><text:span text:style-name="symbol0_5f_c"><text:span text:style-name="T15">dynamic_main.c</text:span></text:span></text:p>
      <text:p text:style-name="P55"><text:span text:style-name="symbol0_5f_c"><text:span text:style-name="T28">#include </text:span></text:span><text:span text:style-name="T29">&lt;dlfcn.h&gt;</text:span><text:line-break/><text:line-break/><text:span text:style-name="T31">int </text:span><text:span text:style-name="T32">main</text:span><text:span text:style-name="T33">() {</text:span><text:line-break/><text:span text:style-name="T33"> <text:s text:c="3"/></text:span><text:span text:style-name="T31">void </text:span><text:span text:style-name="T33">*handle = dlopen(</text:span><text:span text:style-name="T29">"libfirst.so"</text:span><text:span text:style-name="T31">, </text:span><text:span text:style-name="T34">RTLD_LAZY</text:span><text:span text:style-name="T33">)</text:span><text:span text:style-name="T31">;</text:span><text:line-break/><text:span text:style-name="T31"> <text:s text:c="3"/>if </text:span><text:span text:style-name="T33">(!handle) {</text:span><text:line-break/><text:span text:style-name="T33"> <text:s text:c="7"/>fprintf(</text:span><text:span text:style-name="T34">stderr</text:span><text:span text:style-name="T31">, </text:span><text:span text:style-name="T29">"Error: %s</text:span><text:span text:style-name="T31">\n</text:span><text:span text:style-name="T29">"</text:span><text:span text:style-name="T31">, </text:span><text:span text:style-name="T33">dlerror())</text:span><text:span text:style-name="T31">;</text:span><text:line-break/><text:span text:style-name="T31"> <text:s text:c="7"/>return </text:span><text:span text:style-name="T34">EXIT_FAILURE</text:span><text:span text:style-name="T31">;</text:span><text:line-break/><text:span text:style-name="T31"> <text:s text:c="3"/></text:span><text:span text:style-name="T33">}</text:span><text:line-break/><text:span text:style-name="T33"> <text:s text:c="3"/></text:span><text:span text:style-name="T31">int </text:span><text:span text:style-name="T33">(*gcd)(</text:span><text:span text:style-name="T31">int, int</text:span><text:span text:style-name="T33">)</text:span><text:span text:style-name="T31">;</text:span><text:line-break/><text:span text:style-name="T31"> <text:s text:c="3"/>float </text:span><text:span text:style-name="T33">(*countPi)(</text:span><text:span text:style-name="T31">int</text:span><text:span text:style-name="T33">)</text:span><text:span text:style-name="T31">;</text:span><text:line-break/><text:span text:style-name="T31"> <text:s text:c="3"/></text:span><text:span text:style-name="T33">gcd = dlsym(handle</text:span><text:span text:style-name="T31">, </text:span><text:span text:style-name="T29">"gcd"</text:span><text:span text:style-name="T33">)</text:span><text:span text:style-name="T31">;</text:span><text:line-break/><text:span text:style-name="T31"> <text:s text:c="3"/>if</text:span><text:span text:style-name="T33">(!gcd){</text:span><text:line-break/><text:span text:style-name="T33"> <text:s text:c="7"/>fprintf(</text:span><text:span text:style-name="T34">stderr</text:span><text:span text:style-name="T31">, </text:span><text:span text:style-name="T29">"Error: %s</text:span><text:span text:style-name="T31">\n</text:span><text:span text:style-name="T29">"</text:span><text:span text:style-name="T31">, </text:span><text:span text:style-name="T33">dlerror())</text:span><text:span text:style-name="T31">;</text:span><text:line-break/><text:span text:style-name="T31"> <text:s text:c="7"/>return </text:span><text:span text:style-name="T34">EXIT_FAILURE</text:span><text:span text:style-name="T31">;</text:span><text:line-break/><text:span text:style-name="T31"> <text:s text:c="3"/></text:span><text:span text:style-name="T33">}</text:span><text:line-break/><text:span text:style-name="T33"> <text:s text:c="3"/>countPi = dlsym(handle</text:span><text:span text:style-name="T31">, </text:span><text:span text:style-name="T29">"countPi"</text:span><text:span text:style-name="T33">)</text:span><text:span text:style-name="T31">;</text:span><text:line-break/><text:span text:style-name="T31"> <text:s text:c="3"/>if</text:span><text:span text:style-name="T33">(!countPi){</text:span><text:line-break/><text:span text:style-name="T33"> <text:s text:c="7"/>fprintf(</text:span><text:span text:style-name="T34">stderr</text:span><text:span text:style-name="T31">, </text:span><text:span text:style-name="T29">"Error: %s</text:span><text:span text:style-name="T31">\n</text:span><text:span text:style-name="T29">"</text:span><text:span text:style-name="T31">, </text:span><text:span text:style-name="T33">dlerror())</text:span><text:span text:style-name="T31">;</text:span><text:line-break/><text:span text:style-name="T31"> <text:s text:c="7"/>return </text:span><text:span text:style-name="T34">EXIT_FAILURE</text:span><text:span text:style-name="T31">;</text:span><text:line-break/><text:span text:style-name="T31"> <text:s text:c="3"/></text:span><text:span text:style-name="T33">}</text:span><text:line-break/><text:span text:style-name="T33"> <text:s text:c="3"/></text:span><text:span text:style-name="T31">int </text:span><text:span text:style-name="T33">command = </text:span><text:span text:style-name="T35">0</text:span><text:span text:style-name="T31">;</text:span><text:line-break/><text:span text:style-name="T31"> <text:s text:c="3"/>while </text:span><text:span text:style-name="T33">(scanf(</text:span><text:span text:style-name="T29">"%d"</text:span><text:span text:style-name="T31">, </text:span><text:span text:style-name="T33">&amp;command) != </text:span><text:span text:style-name="T34">EOF</text:span><text:span text:style-name="T33">) {</text:span><text:line-break/><text:span text:style-name="T33"> <text:s text:c="7"/></text:span><text:span text:style-name="T31">switch </text:span><text:span text:style-name="T33">(command) {</text:span><text:line-break/><text:span text:style-name="T33"> <text:s text:c="11"/></text:span><text:span text:style-name="T31">case </text:span><text:span text:style-name="T35">1</text:span><text:span text:style-name="T33">: {</text:span><text:line-break/><text:span text:style-name="T33"> <text:s text:c="15"/></text:span><text:span text:style-name="T31">int </text:span><text:span text:style-name="T33">A</text:span><text:span text:style-name="T31">, </text:span><text:span text:style-name="T33">B</text:span><text:span text:style-name="T31">;</text:span><text:line-break/><text:span text:style-name="T31"> <text:s text:c="15"/></text:span><text:span text:style-name="T33">scanf(</text:span><text:span text:style-name="T29">"%d %d"</text:span><text:span text:style-name="T31">, </text:span><text:span text:style-name="T33">&amp;A</text:span><text:span text:style-name="T31">, </text:span><text:span text:style-name="T33">&amp;B)</text:span><text:span text:style-name="T31">;</text:span><text:line-break/><text:span text:style-name="T31"> <text:s text:c="15"/></text:span><text:span text:style-name="T33">printf(</text:span><text:span text:style-name="T29">"%d</text:span><text:span text:style-name="T31">\n</text:span><text:span text:style-name="T29">"</text:span><text:span text:style-name="T31">, </text:span><text:span text:style-name="T33">gcd(A</text:span><text:span text:style-name="T31">, </text:span><text:span text:style-name="T33">B))</text:span><text:span text:style-name="T31">;</text:span><text:line-break/><text:span text:style-name="T31"> <text:s text:c="11"/></text:span><text:span text:style-name="T33">}</text:span><text:line-break/><text:span text:style-name="T33"> <text:s text:c="11"/></text:span><text:span text:style-name="T31">break;</text:span><text:line-break/><text:span text:style-name="T31"> <text:s text:c="11"/>case </text:span><text:span text:style-name="T35">2</text:span><text:span text:style-name="T33">: {</text:span><text:line-break/><text:soft-page-break/><text:span text:style-name="T33"> <text:s text:c="15"/></text:span><text:span text:style-name="T31">int </text:span><text:span text:style-name="T33">kkk</text:span><text:span text:style-name="T31">;</text:span><text:line-break/><text:span text:style-name="T31"> <text:s text:c="15"/></text:span><text:span text:style-name="T33">scanf(</text:span><text:span text:style-name="T29">"%d"</text:span><text:span text:style-name="T31">, </text:span><text:span text:style-name="T33">&amp;kkk)</text:span><text:span text:style-name="T31">;</text:span><text:line-break/><text:span text:style-name="T31"> <text:s text:c="15"/></text:span><text:span text:style-name="T33">printf(</text:span><text:span text:style-name="T29">"%f</text:span><text:span text:style-name="T31">\n</text:span><text:span text:style-name="T29">"</text:span><text:span text:style-name="T31">, </text:span><text:span text:style-name="T33">countPi(kkk))</text:span><text:span text:style-name="T31">;</text:span><text:line-break/><text:span text:style-name="T31"> <text:s text:c="11"/></text:span><text:span text:style-name="T33">}</text:span><text:line-break/><text:span text:style-name="T33"> <text:s text:c="11"/></text:span><text:span text:style-name="T31">break;</text:span><text:line-break/><text:span text:style-name="T31"> <text:s text:c="11"/>default</text:span><text:span text:style-name="T33">: {</text:span><text:line-break/><text:span text:style-name="T33"> <text:s text:c="15"/>printf(</text:span><text:span text:style-name="T29">"Wrong Command</text:span><text:span text:style-name="T31">\n</text:span><text:span text:style-name="T29">"</text:span><text:span text:style-name="T33">)</text:span><text:span text:style-name="T31">;</text:span><text:line-break/><text:span text:style-name="T31"> <text:s text:c="11"/></text:span><text:span text:style-name="T33">}</text:span><text:line-break/><text:span text:style-name="T33"> <text:s text:c="7"/>}</text:span><text:line-break/><text:span text:style-name="T33"> <text:s text:c="3"/>}</text:span><text:line-break/><text:span text:style-name="T33"> <text:s text:c="3"/>dlclose(handle)</text:span><text:span text:style-name="T31">;</text:span><text:line-break/><text:span text:style-name="T31"> <text:s text:c="3"/>return </text:span><text:span text:style-name="T35">0</text:span><text:span text:style-name="T31">;</text:span><text:line-break/><text:span text:style-name="T33">}</text:span></text:p>
      <text:p text:style-name="P55"><text:span text:style-name="symbol0_5f_c"/></text:p>
      <text:p text:style-name="P20"><text:span text:style-name="symbol0_5f_c"/></text:p>
      <text:p text:style-name="P24"><text:span text:style-name="symbol0_5f_c"><text:span text:style-name="T17">Сборка программы</text:span></text:span></text:p>
      <text:p text:style-name="P25"><text:span text:style-name="symbol0_5f_bash"><text:span text:style-name="T23">[</text:span></text:span><text:span text:style-name="symbol0_5f_c"><text:span text:style-name="T17">Temi4</text:span></text:span><text:span text:style-name="symbol0_5f_bash"><text:span text:style-name="T23">@</text:span></text:span><text:span text:style-name="symbol0_5f_c"><text:span text:style-name="T17">localhost src</text:span></text:span><text:span text:style-name="symbol0_5f_bash"><text:span text:style-name="T23">]</text:span></text:span><text:span text:style-name="symbol0_5f_c"><text:span text:style-name="T17">$ </text:span></text:span><text:span text:style-name="keyword1_5f_bash"><text:span text:style-name="T23">gcc</text:span></text:span><text:span text:style-name="symbol0_5f_c"><text:span text:style-name="T17"> </text:span></text:span><text:span text:style-name="regexp4_5f_bash"><text:span text:style-name="T23">-fPIC</text:span></text:span><text:span text:style-name="symbol0_5f_c"><text:span text:style-name="T17"> </text:span></text:span><text:span text:style-name="regexp4_5f_bash"><text:span text:style-name="T23">-lm</text:span></text:span><text:span text:style-name="symbol0_5f_c"><text:span text:style-name="T17"> </text:span></text:span><text:span text:style-name="regexp4_5f_bash"><text:span text:style-name="T23">-</text:span></text:span><text:span text:style-name="keyword1_5f_bash"><text:span text:style-name="T23">c</text:span></text:span><text:span text:style-name="symbol0_5f_c"><text:span text:style-name="T17"> FirstRealization.</text:span></text:span><text:span text:style-name="keyword1_5f_bash"><text:span text:style-name="T23">c</text:span></text:span><text:span text:style-name="symbol0_5f_c"><text:span text:style-name="T17"> </text:span></text:span><text:span text:style-name="regexp4_5f_bash"><text:span text:style-name="T23">-o</text:span></text:span><text:span text:style-name="symbol0_5f_c"><text:span text:style-name="T17"> First.o</text:span></text:span></text:p>
      <text:p text:style-name="P25"><text:span text:style-name="symbol0_5f_bash"><text:span text:style-name="T23">[</text:span></text:span><text:span text:style-name="symbol0_5f_c"><text:span text:style-name="T17">Temi4</text:span></text:span><text:span text:style-name="symbol0_5f_bash"><text:span text:style-name="T23">@</text:span></text:span><text:span text:style-name="symbol0_5f_c"><text:span text:style-name="T17">localhost src</text:span></text:span><text:span text:style-name="symbol0_5f_bash"><text:span text:style-name="T23">]</text:span></text:span><text:span text:style-name="symbol0_5f_c"><text:span text:style-name="T17">$ </text:span></text:span><text:span text:style-name="keyword1_5f_bash"><text:span text:style-name="T23">gcc</text:span></text:span><text:span text:style-name="symbol0_5f_c"><text:span text:style-name="T17"> </text:span></text:span><text:span text:style-name="regexp4_5f_bash"><text:span text:style-name="T23">-fPIC</text:span></text:span><text:span text:style-name="symbol0_5f_c"><text:span text:style-name="T17"> </text:span></text:span><text:span text:style-name="regexp4_5f_bash"><text:span text:style-name="T23">-lm</text:span></text:span><text:span text:style-name="symbol0_5f_c"><text:span text:style-name="T17"> </text:span></text:span><text:span text:style-name="regexp4_5f_bash"><text:span text:style-name="T23">-</text:span></text:span><text:span text:style-name="keyword1_5f_bash"><text:span text:style-name="T23">c</text:span></text:span><text:span text:style-name="symbol0_5f_c"><text:span text:style-name="T17"> SecondRealization.</text:span></text:span><text:span text:style-name="keyword1_5f_bash"><text:span text:style-name="T23">c</text:span></text:span><text:span text:style-name="symbol0_5f_c"><text:span text:style-name="T17"> </text:span></text:span><text:span text:style-name="regexp4_5f_bash"><text:span text:style-name="T23">-o</text:span></text:span><text:span text:style-name="symbol0_5f_c"><text:span text:style-name="T17"> Second.o</text:span></text:span></text:p>
      <text:p text:style-name="P25"><text:span text:style-name="symbol0_5f_bash"><text:span text:style-name="T23">[</text:span></text:span><text:span text:style-name="symbol0_5f_c"><text:span text:style-name="T17">Temi4</text:span></text:span><text:span text:style-name="symbol0_5f_bash"><text:span text:style-name="T23">@</text:span></text:span><text:span text:style-name="symbol0_5f_c"><text:span text:style-name="T17">localhost src</text:span></text:span><text:span text:style-name="symbol0_5f_bash"><text:span text:style-name="T23">]</text:span></text:span><text:span text:style-name="symbol0_5f_c"><text:span text:style-name="T17">$ </text:span></text:span><text:span text:style-name="keyword1_5f_bash"><text:span text:style-name="T23">gcc</text:span></text:span><text:span text:style-name="symbol0_5f_c"><text:span text:style-name="T17"> </text:span></text:span><text:span text:style-name="regexp4_5f_bash"><text:span text:style-name="T23">-shared</text:span></text:span><text:span text:style-name="symbol0_5f_c"><text:span text:style-name="T17"> </text:span></text:span><text:span text:style-name="regexp4_5f_bash"><text:span text:style-name="T23">-o</text:span></text:span><text:span text:style-name="symbol0_5f_c"><text:span text:style-name="T17"> libFirst.so First.o</text:span></text:span></text:p>
      <text:p text:style-name="P25"><text:span text:style-name="symbol0_5f_bash"><text:span text:style-name="T23">[</text:span></text:span><text:span text:style-name="symbol0_5f_c"><text:span text:style-name="T17">Temi4</text:span></text:span><text:span text:style-name="symbol0_5f_bash"><text:span text:style-name="T23">@</text:span></text:span><text:span text:style-name="symbol0_5f_c"><text:span text:style-name="T17">localhost src</text:span></text:span><text:span text:style-name="symbol0_5f_bash"><text:span text:style-name="T23">]</text:span></text:span><text:span text:style-name="symbol0_5f_c"><text:span text:style-name="T17">$ </text:span></text:span><text:span text:style-name="keyword1_5f_bash"><text:span text:style-name="T23">gcc</text:span></text:span><text:span text:style-name="symbol0_5f_c"><text:span text:style-name="T17"> </text:span></text:span><text:span text:style-name="regexp4_5f_bash"><text:span text:style-name="T23">-shared</text:span></text:span><text:span text:style-name="symbol0_5f_c"><text:span text:style-name="T17"> </text:span></text:span><text:span text:style-name="regexp4_5f_bash"><text:span text:style-name="T23">-o</text:span></text:span><text:span text:style-name="symbol0_5f_c"><text:span text:style-name="T17"> libSecond.so Second.o</text:span></text:span></text:p>
      <text:p text:style-name="P25"><text:span text:style-name="symbol0_5f_bash"><text:span text:style-name="T23">[</text:span></text:span><text:span text:style-name="symbol0_5f_c"><text:span text:style-name="T17">Temi4</text:span></text:span><text:span text:style-name="symbol0_5f_bash"><text:span text:style-name="T23">@</text:span></text:span><text:span text:style-name="symbol0_5f_c"><text:span text:style-name="T17">localhost src</text:span></text:span><text:span text:style-name="symbol0_5f_bash"><text:span text:style-name="T23">]</text:span></text:span><text:span text:style-name="symbol0_5f_c"><text:span text:style-name="T17">$ </text:span></text:span><text:span text:style-name="keyword1_5f_bash"><text:span text:style-name="T23">sudo</text:span></text:span><text:span text:style-name="symbol0_5f_c"><text:span text:style-name="T17"> </text:span></text:span><text:span text:style-name="keyword1_5f_bash"><text:span text:style-name="T23">cp</text:span></text:span><text:span text:style-name="symbol0_5f_c"><text:span text:style-name="T17"> libFirst.so </text:span></text:span><text:span text:style-name="symbol0_5f_bash"><text:span text:style-name="T23">/</text:span></text:span><text:span text:style-name="symbol0_5f_c"><text:span text:style-name="T17">usr</text:span></text:span><text:span text:style-name="symbol0_5f_bash"><text:span text:style-name="T23">/</text:span></text:span><text:span text:style-name="symbol0_5f_c"><text:span text:style-name="T17">lib</text:span></text:span></text:p>
      <text:p text:style-name="P25"><text:span text:style-name="symbol0_5f_bash"><text:span text:style-name="T23">[</text:span></text:span><text:span text:style-name="symbol0_5f_c"><text:span text:style-name="T17">Temi4</text:span></text:span><text:span text:style-name="symbol0_5f_bash"><text:span text:style-name="T23">@</text:span></text:span><text:span text:style-name="symbol0_5f_c"><text:span text:style-name="T17">localhost src</text:span></text:span><text:span text:style-name="symbol0_5f_bash"><text:span text:style-name="T23">]</text:span></text:span><text:span text:style-name="symbol0_5f_c"><text:span text:style-name="T17">$ </text:span></text:span><text:span text:style-name="keyword1_5f_bash"><text:span text:style-name="T23">sudo</text:span></text:span><text:span text:style-name="symbol0_5f_c"><text:span text:style-name="T17"> </text:span></text:span><text:span text:style-name="keyword1_5f_bash"><text:span text:style-name="T23">cp</text:span></text:span><text:span text:style-name="symbol0_5f_c"><text:span text:style-name="T17"> libSecond.so </text:span></text:span><text:span text:style-name="symbol0_5f_bash"><text:span text:style-name="T23">/</text:span></text:span><text:span text:style-name="symbol0_5f_c"><text:span text:style-name="T17">usr</text:span></text:span><text:span text:style-name="symbol0_5f_bash"><text:span text:style-name="T23">/</text:span></text:span><text:span text:style-name="symbol0_5f_c"><text:span text:style-name="T17">lib</text:span></text:span></text:p>
      <text:p text:style-name="P25"><text:span text:style-name="symbol0_5f_bash"><text:span text:style-name="T23">[</text:span></text:span><text:span text:style-name="symbol0_5f_c"><text:span text:style-name="T17">Temi4</text:span></text:span><text:span text:style-name="symbol0_5f_bash"><text:span text:style-name="T23">@</text:span></text:span><text:span text:style-name="symbol0_5f_c"><text:span text:style-name="T17">localhost src</text:span></text:span><text:span text:style-name="symbol0_5f_bash"><text:span text:style-name="T23">]</text:span></text:span><text:span text:style-name="symbol0_5f_c"><text:span text:style-name="T17">$ </text:span></text:span><text:span text:style-name="keyword1_5f_bash"><text:span text:style-name="T23">gcc</text:span></text:span><text:span text:style-name="symbol0_5f_c"><text:span text:style-name="T17"> static_main.</text:span></text:span><text:span text:style-name="keyword1_5f_bash"><text:span text:style-name="T23">c</text:span></text:span><text:span text:style-name="symbol0_5f_c"><text:span text:style-name="T17"> </text:span></text:span><text:span text:style-name="regexp4_5f_bash"><text:span text:style-name="T23">-lFirst</text:span></text:span><text:span text:style-name="symbol0_5f_c"><text:span text:style-name="T17"> </text:span></text:span><text:span text:style-name="regexp4_5f_bash"><text:span text:style-name="T23">-lm</text:span></text:span><text:span text:style-name="symbol0_5f_c"><text:span text:style-name="T17"> </text:span></text:span><text:span text:style-name="regexp4_5f_bash"><text:span text:style-name="T23">-o</text:span></text:span><text:span text:style-name="symbol0_5f_c"><text:span text:style-name="T17"> first_static</text:span></text:span></text:p>
      <text:p text:style-name="P25"><text:span text:style-name="symbol0_5f_bash"><text:span text:style-name="T23">[</text:span></text:span><text:span text:style-name="symbol0_5f_c"><text:span text:style-name="T17">Temi4</text:span></text:span><text:span text:style-name="symbol0_5f_bash"><text:span text:style-name="T23">@</text:span></text:span><text:span text:style-name="symbol0_5f_c"><text:span text:style-name="T17">localhost src</text:span></text:span><text:span text:style-name="symbol0_5f_bash"><text:span text:style-name="T23">]</text:span></text:span><text:span text:style-name="symbol0_5f_c"><text:span text:style-name="T17">$ </text:span></text:span><text:span text:style-name="keyword1_5f_bash"><text:span text:style-name="T23">gcc</text:span></text:span><text:span text:style-name="symbol0_5f_c"><text:span text:style-name="T17"> static_main.</text:span></text:span><text:span text:style-name="keyword1_5f_bash"><text:span text:style-name="T23">c</text:span></text:span><text:span text:style-name="symbol0_5f_c"><text:span text:style-name="T17"> </text:span></text:span><text:span text:style-name="regexp4_5f_bash"><text:span text:style-name="T23">-lSecond</text:span></text:span><text:span text:style-name="symbol0_5f_c"><text:span text:style-name="T17"> </text:span></text:span><text:span text:style-name="regexp4_5f_bash"><text:span text:style-name="T23">-lm</text:span></text:span><text:span text:style-name="symbol0_5f_c"><text:span text:style-name="T17"> </text:span></text:span><text:span text:style-name="regexp4_5f_bash"><text:span text:style-name="T23">-o</text:span></text:span><text:span text:style-name="symbol0_5f_c"><text:span text:style-name="T17"> second_static</text:span></text:span></text:p>
      <text:p text:style-name="P25"><text:span text:style-name="symbol0_5f_bash"><text:span text:style-name="T23">[</text:span></text:span><text:span text:style-name="symbol0_5f_c"><text:span text:style-name="T17">Temi4</text:span></text:span><text:span text:style-name="symbol0_5f_bash"><text:span text:style-name="T23">@</text:span></text:span><text:span text:style-name="symbol0_5f_c"><text:span text:style-name="T17">localhost src</text:span></text:span><text:span text:style-name="symbol0_5f_bash"><text:span text:style-name="T23">]</text:span></text:span><text:span text:style-name="symbol0_5f_c"><text:span text:style-name="T17">$ </text:span></text:span><text:span text:style-name="keyword1_5f_bash"><text:span text:style-name="T23">gcc</text:span></text:span><text:span text:style-name="symbol0_5f_c"><text:span text:style-name="T17"> dynamic_main.</text:span></text:span><text:span text:style-name="keyword1_5f_bash"><text:span text:style-name="T23">c</text:span></text:span><text:span text:style-name="symbol0_5f_c"><text:span text:style-name="T17"> </text:span></text:span><text:span text:style-name="regexp4_5f_bash"><text:span text:style-name="T23">-ldl</text:span></text:span><text:span text:style-name="symbol0_5f_c"><text:span text:style-name="T17"> </text:span></text:span><text:span text:style-name="regexp4_5f_bash"><text:span text:style-name="T23">-lm</text:span></text:span><text:span text:style-name="symbol0_5f_c"><text:span text:style-name="T17"> </text:span></text:span><text:span text:style-name="regexp4_5f_bash"><text:span text:style-name="T23">-o</text:span></text:span><text:span text:style-name="symbol0_5f_c"><text:span text:style-name="T17"> dynamic</text:span></text:span></text:p>
      <text:p text:style-name="P62"><text:span text:style-name="symbol0_5f_bash"/></text:p>
      <text:p text:style-name="P9"/>
      <text:p text:style-name="P31">Выводы</text:p>
      <text:p text:style-name="P30"/>
      <text:p text:style-name="P32"><text:span text:style-name="T4">В ходе лабораторной работы я познакомился с созданием динамических библиотек в ОС Linux, а также с возможностью загружать эти библиотеки в ходе выполнения программы. Динамические библиотеки помогают уменьшить размер исполняемых файлов. Загрузка динамических библиотек во время выполнения также упрощает компиляцию. Однако также можно подключить библиотеку к программе на этапе линковки. Она все равно загрузится при выполнении, но теперь программа будет изначально знать что и где искать. Если библиотека находится не в стандартной для динамических библиотек директории, необходимо также сообщить линкеру, чтобы тот </text:span><text:soft-page-break/><text:span text:style-name="T4">передал необходимый путь в исполняемый файл. При помощи библиотек мы можем писать более сложные вещи, которые используют простые функции, структуры и т.п., написанные ранее и сохраненные в различных библиотеках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Times New Roman1" svg:font-family="'Times New Roman'"/>
    <style:font-face style:name="TimesNewRoman" svg:font-family="TimesNewRoman" style:font-family-generic="roman"/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OpenSymbol1" svg:font-family="OpenSymbol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0" fo:widows="0" fo:hyphenation-ladder-count="no-limit" style:vertical-align="baseli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_20__28_user_29_" style:next-style-name="Standard_20__28_user_29_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swiss" style:font-pitch="variable" fo:font-size="16pt" style:font-size-asian="16pt" style:font-size-complex="16pt"/>
    </style:style>
    <style:style style:name="Standard_20__28_user_29_" style:display-name="Standard (user)" style:family="paragraph" style:default-outline-level="">
      <style:paragraph-properties fo:margin-top="0in" fo:margin-bottom="0.111in" loext:contextual-spacing="false" fo:line-height="105%" fo:text-align="start" style:justify-single-word="false" fo:orphans="2" fo:widows="2" fo:hyphenation-ladder-count="no-limit" style:vertical-align="baseli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in" fo:margin-bottom="0.0972in" loext:contextual-spacing="false" fo:line-height="115%"/>
    </style:style>
    <style:style style:name="caption" style:family="paragraph" style:parent-style-name="Standard_20__28_user_29_" style:default-outline-level="">
      <style:paragraph-properties fo:margin-top="0.0835in" fo:margin-bottom="0.0835in" loext:contextual-spacing="false" text:number-lines="false" text:line-number="0"/>
      <style:text-properties fo:font-size="14pt" fo:font-style="italic" style:font-size-asian="14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_20__28_user_29_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_20__28_user_29_" style:default-outline-level="">
      <style:paragraph-properties fo:margin-left="0.5in" fo:margin-right="0in" fo:text-indent="0in" style:auto-text-indent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_20__28_user_29_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_20__28_user_29_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OC_20_Heading" style:display-name="TOC Heading" style:family="paragraph" style:parent-style-name="Heading_20_1" style:next-style-name="Standard_20__28_user_29_" style:default-outline-level="">
      <style:paragraph-properties fo:margin-top="0.3335in" fo:margin-bottom="0in" loext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_20__28_user_29_" style:next-style-name="Standard_20__28_user_29_" style:auto-update="true" style:default-outline-level="" style:class="index">
      <style:paragraph-properties fo:margin-top="0.1665in" fo:margin-bottom="0.0835in" loext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_20__28_user_29_" style:next-style-name="Standard_20__28_user_29_" style:auto-update="true" style:default-outline-level="" style:class="index">
      <style:paragraph-properties fo:margin-left="0.1528in" fo:margin-right="0in" fo:margin-top="0.0835in" fo:margin-bottom="0in" loext:contextual-spacing="false" fo:text-indent="0in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" style:display-name="Contents 3" style:family="paragraph" style:parent-style-name="Standard_20__28_user_29_" style:next-style-name="Standard_20__28_user_29_" style:auto-update="true" style:default-outline-level="" style:class="index">
      <style:paragraph-properties fo:margin-left="0.3055in" fo:margin-right="0in" fo:margin-top="0in" fo:margin-bottom="0in" loext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_20__28_user_29_" style:next-style-name="Standard_20__28_user_29_" style:auto-update="true" style:default-outline-level="" style:class="index">
      <style:paragraph-properties fo:margin-left="0.4583in" fo:margin-right="0in" fo:margin-top="0in" fo:margin-bottom="0in" loext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_20__28_user_29_" style:next-style-name="Standard_20__28_user_29_" style:auto-update="true" style:default-outline-level="" style:class="index">
      <style:paragraph-properties fo:margin-left="0.611in" fo:margin-right="0in" fo:margin-top="0in" fo:margin-bottom="0in" loext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_20__28_user_29_" style:next-style-name="Standard_20__28_user_29_" style:auto-update="true" style:default-outline-level="" style:class="index">
      <style:paragraph-properties fo:margin-left="0.7638in" fo:margin-right="0in" fo:margin-top="0in" fo:margin-bottom="0in" loext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_20__28_user_29_" style:next-style-name="Standard_20__28_user_29_" style:auto-update="true" style:default-outline-level="" style:class="index">
      <style:paragraph-properties fo:margin-left="0.9165in" fo:margin-right="0in" fo:margin-top="0in" fo:margin-bottom="0in" loext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_20__28_user_29_" style:next-style-name="Standard_20__28_user_29_" style:auto-update="true" style:default-outline-level="" style:class="index">
      <style:paragraph-properties fo:margin-left="1.0693in" fo:margin-right="0in" fo:margin-top="0in" fo:margin-bottom="0in" loext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_20__28_user_29_" style:next-style-name="Standard_20__28_user_29_" style:auto-update="true" style:default-outline-level="" style:class="index">
      <style:paragraph-properties fo:margin-left="1.222in" fo:margin-right="0in" fo:margin-top="0in" fo:margin-bottom="0in" loext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Footer_20_Char" style:display-name="Foot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style:font-name="Calibri Light1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Visited_20_Internet_20_Link" style:display-name="Visited Internet 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keyword1_5f_bash" style:display-name="keyword1_bash" style:family="text">
      <style:text-properties fo:color="#c20cb9" fo:font-style="normal" fo:font-weight="bold"/>
    </style:style>
    <style:style style:name="keyword2_5f_bash" style:display-name="keyword2_bash" style:family="text">
      <style:text-properties fo:color="#7a0874" fo:font-style="normal" fo:font-weight="bold"/>
    </style:style>
    <style:style style:name="symbol0_5f_bash" style:display-name="symbol0_bash" style:family="text">
      <style:text-properties fo:color="#000000" fo:font-style="normal" fo:font-weight="bold"/>
    </style:style>
    <style:style style:name="comment0_5f_c" style:display-name="comment0_c" style:family="text">
      <style:text-properties fo:color="#339933" fo:font-style="normal" fo:font-weight="normal"/>
    </style:style>
    <style:style style:name="number_5f_c" style:display-name="number_c" style:family="text">
      <style:text-properties fo:color="#0000dd" fo:font-style="normal" fo:font-weight="normal"/>
    </style:style>
    <style:style style:name="keyword0_5f_c" style:display-name="keyword0_c" style:family="text">
      <style:text-properties fo:color="#b1b100" fo:font-style="normal" fo:font-weight="normal"/>
    </style:style>
    <style:style style:name="keyword3_5f_c" style:display-name="keyword3_c" style:family="text">
      <style:text-properties fo:color="#993333" fo:font-style="normal" fo:font-weight="normal"/>
    </style:style>
    <style:style style:name="symbol0_5f_c" style:display-name="symbol0_c" style:family="text">
      <style:text-properties fo:color="#339933" fo:font-style="normal" fo:font-weight="normal"/>
    </style:style>
    <style:style style:name="string_5f_c" style:display-name="string_c" style:family="text">
      <style:text-properties fo:color="#ff0000" fo:font-style="normal" fo:font-weight="normal"/>
    </style:style>
    <style:style style:name="escaped_5f_c" style:display-name="escaped_c" style:family="text">
      <style:text-properties fo:color="#000099" fo:font-style="normal" fo:font-weight="bold"/>
    </style:style>
    <style:style style:name="keyword2_5f_c" style:display-name="keyword2_c" style:family="text">
      <style:text-properties fo:color="#000066" fo:font-style="normal" fo:font-weight="normal"/>
    </style:style>
    <style:style style:name="keyword1_5f_c" style:display-name="keyword1_c" style:family="text">
      <style:text-properties fo:color="#000000" fo:font-style="normal" fo:font-weight="bold"/>
    </style:style>
    <style:style style:name="regexp4_5f_bash" style:display-name="regexp4_bash" style:family="text">
      <style:text-properties fo:color="#660033" fo:font-style="normal" fo:font-weight="normal"/>
    </style:style>
    <style:style style:name="number_5f_bash" style:display-name="number_bash" style:family="text">
      <style:text-properties fo:color="#000000" fo:font-style="normal" fo:font-weight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0.7874in" fo:margin-bottom="0.5in" fo:margin-left="1.1811in" fo:margin-right="0.5902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74in" fo:margin-left="0in" fo:margin-right="0in" fo:margin-top="0.24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page_20_number"><text:page-number text:select-page="current">8</text:page-number></text:span></text:p>
        <text:p text:style-name="MP1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7T15:25:00</meta:creation-date>
    <meta:initial-creator>sindchess@gmail.com</meta:initial-creator>
    <dc:language>ru-RU</dc:language>
    <dc:date>2022-01-11T23:05:27.991134190</dc:date>
    <meta:editing-cycles>10</meta:editing-cycles>
    <meta:editing-duration>PT29M59S</meta:editing-duration>
    <meta:generator>LibreOffice/6.4.7.2$Linux_X86_64 LibreOffice_project/40$Build-2</meta:generator>
    <meta:document-statistic meta:table-count="1" meta:image-count="0" meta:object-count="0" meta:page-count="8" meta:paragraph-count="82" meta:word-count="965" meta:character-count="7324" meta:non-whitespace-character-count="5671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